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number-columns-repeated="5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tates/Union Territories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2.19" calcext:value-type="float">
            <text:p>22.19</text:p>
          </table:table-cell>
          <table:table-cell table:formula="of:=([.H4]-[.B4])/6 + [.B4]" office:value-type="float" office:value="21.12" calcext:value-type="float">
            <text:p>21.12</text:p>
          </table:table-cell>
          <table:table-cell table:formula="of:=([.H4]-[.B4])/6 +[.C4]" office:value-type="float" office:value="20.05" calcext:value-type="float">
            <text:p>20.05</text:p>
          </table:table-cell>
          <table:table-cell table:formula="of:=([.H4]-[.B4])/6 +[.D4]" office:value-type="float" office:value="18.98" calcext:value-type="float">
            <text:p>18.98</text:p>
          </table:table-cell>
          <table:table-cell table:formula="of:=([.H4]-[.B4])/6+ [.E4]" office:value-type="float" office:value="17.91" calcext:value-type="float">
            <text:p>17.91</text:p>
          </table:table-cell>
          <table:table-cell table:formula="of:=([.H4]-[.B4])/6 +[.F4]" office:value-type="float" office:value="16.84" calcext:value-type="float">
            <text:p>16.84</text:p>
          </table:table-cell>
          <table:table-cell office:value-type="float" office:value="15.77" calcext:value-type="float">
            <text:p>15.77</text:p>
          </table:table-cell>
          <table:table-cell table:formula="of:=([.M4]-[.H4])/5 +[.H4]" office:value-type="float" office:value="18.596" calcext:value-type="float">
            <text:p>18.596</text:p>
          </table:table-cell>
          <table:table-cell table:formula="of:=([.M4]-[.H4])/5 + [.I4]" office:value-type="float" office:value="21.422" calcext:value-type="float">
            <text:p>21.422</text:p>
          </table:table-cell>
          <table:table-cell table:formula="of:=([.M4]-[.H4])/5 + [.J4]" office:value-type="float" office:value="24.248" calcext:value-type="float">
            <text:p>24.248</text:p>
          </table:table-cell>
          <table:table-cell table:formula="of:=([.M4]-[.H4])/5 + [.K4]" office:value-type="float" office:value="27.074" calcext:value-type="float">
            <text:p>27.074</text:p>
          </table:table-cell>
          <table:table-cell office:value-type="float" office:value="29.9" calcext:value-type="float">
            <text:p>29.9</text:p>
          </table:table-cell>
          <table:table-cell table:formula="of:=([.R4]-[.M4])/5 + [.M4]" office:value-type="float" office:value="28.14" calcext:value-type="float">
            <text:p>28.14</text:p>
          </table:table-cell>
          <table:table-cell table:formula="of:=([.R4]-[.M4])/5  + [.N4]" office:value-type="float" office:value="26.38" calcext:value-type="float">
            <text:p>26.38</text:p>
          </table:table-cell>
          <table:table-cell table:formula="of:=([.R4]-[.M4])/5  + [.O4]" office:value-type="float" office:value="24.62" calcext:value-type="float">
            <text:p>24.62</text:p>
          </table:table-cell>
          <table:table-cell table:formula="of:=([.R4]-[.M4])/5 + [.P4]" office:value-type="float" office:value="22.86" calcext:value-type="float">
            <text:p>22.86</text:p>
          </table:table-cell>
          <table:table-cell office:value-type="float" office:value="21.1" calcext:value-type="float">
            <text:p>21.1</text:p>
          </table:table-cell>
          <table:table-cell table:formula="of:=([.R4]+[.T4])/2" office:value-type="float" office:value="15.15" calcext:value-type="float">
            <text:p>15.15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39.35" calcext:value-type="float">
            <text:p>39.35</text:p>
          </table:table-cell>
          <table:table-cell table:formula="of:=([.H5]-[.B5])/6 + [.B5]" office:value-type="float" office:value="38.37" calcext:value-type="float">
            <text:p>38.37</text:p>
          </table:table-cell>
          <table:table-cell table:formula="of:=([.H5]-[.B5])/6 +[.C5]" office:value-type="float" office:value="37.39" calcext:value-type="float">
            <text:p>37.39</text:p>
          </table:table-cell>
          <table:table-cell table:formula="of:=([.H5]-[.B5])/6 +[.D5]" office:value-type="float" office:value="36.41" calcext:value-type="float">
            <text:p>36.41</text:p>
          </table:table-cell>
          <table:table-cell table:formula="of:=([.H5]-[.B5])/6+ [.E5]" office:value-type="float" office:value="35.43" calcext:value-type="float">
            <text:p>35.43</text:p>
          </table:table-cell>
          <table:table-cell table:formula="of:=([.H5]-[.B5])/6 +[.F5]" office:value-type="float" office:value="34.45" calcext:value-type="float">
            <text:p>34.45</text:p>
          </table:table-cell>
          <table:table-cell office:value-type="float" office:value="33.47" calcext:value-type="float">
            <text:p>33.47</text:p>
          </table:table-cell>
          <table:table-cell table:formula="of:=([.M5]-[.H5])/5 +[.H5]" office:value-type="float" office:value="32.996" calcext:value-type="float">
            <text:p>32.996</text:p>
          </table:table-cell>
          <table:table-cell table:formula="of:=([.M5]-[.H5])/5 + [.I5]" office:value-type="float" office:value="32.522" calcext:value-type="float">
            <text:p>32.522</text:p>
          </table:table-cell>
          <table:table-cell table:formula="of:=([.M5]-[.H5])/5 + [.J5]" office:value-type="float" office:value="32.048" calcext:value-type="float">
            <text:p>32.048</text:p>
          </table:table-cell>
          <table:table-cell table:formula="of:=([.M5]-[.H5])/5 + [.K5]" office:value-type="float" office:value="31.574" calcext:value-type="float">
            <text:p>31.574</text:p>
          </table:table-cell>
          <table:table-cell office:value-type="float" office:value="31.1" calcext:value-type="float">
            <text:p>31.1</text:p>
          </table:table-cell>
          <table:table-cell table:formula="of:=([.R5]-[.M5])/5 + [.M5]" office:value-type="float" office:value="30.06" calcext:value-type="float">
            <text:p>30.06</text:p>
          </table:table-cell>
          <table:table-cell table:formula="of:=([.R5]-[.M5])/5  + [.N5]" office:value-type="float" office:value="29.02" calcext:value-type="float">
            <text:p>29.02</text:p>
          </table:table-cell>
          <table:table-cell table:formula="of:=([.R5]-[.M5])/5  + [.O5]" office:value-type="float" office:value="27.98" calcext:value-type="float">
            <text:p>27.98</text:p>
          </table:table-cell>
          <table:table-cell table:formula="of:=([.R5]-[.M5])/5 + [.P5]" office:value-type="float" office:value="26.94" calcext:value-type="float">
            <text:p>26.94</text:p>
          </table:table-cell>
          <table:table-cell office:value-type="float" office:value="25.9" calcext:value-type="float">
            <text:p>25.9</text:p>
          </table:table-cell>
          <table:table-cell table:formula="of:=([.R5]+[.T5])/2" office:value-type="float" office:value="30.285" calcext:value-type="float">
            <text:p>30.285</text:p>
          </table:table-cell>
          <table:table-cell office:value-type="float" office:value="34.67" calcext:value-type="float">
            <text:p>3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40.86" calcext:value-type="float">
            <text:p>40.86</text:p>
          </table:table-cell>
          <table:table-cell table:formula="of:=([.H6]-[.B6])/6 + [.B6]" office:value-type="float" office:value="40.065" calcext:value-type="float">
            <text:p>40.065</text:p>
          </table:table-cell>
          <table:table-cell table:formula="of:=([.H6]-[.B6])/6 +[.C6]" office:value-type="float" office:value="39.27" calcext:value-type="float">
            <text:p>39.27</text:p>
          </table:table-cell>
          <table:table-cell table:formula="of:=([.H6]-[.B6])/6 +[.D6]" office:value-type="float" office:value="38.475" calcext:value-type="float">
            <text:p>38.475</text:p>
          </table:table-cell>
          <table:table-cell table:formula="of:=([.H6]-[.B6])/6+ [.E6]" office:value-type="float" office:value="37.68" calcext:value-type="float">
            <text:p>37.68</text:p>
          </table:table-cell>
          <table:table-cell table:formula="of:=([.H6]-[.B6])/6 +[.F6]" office:value-type="float" office:value="36.885" calcext:value-type="float">
            <text:p>36.885</text:p>
          </table:table-cell>
          <table:table-cell office:value-type="float" office:value="36.09" calcext:value-type="float">
            <text:p>36.09</text:p>
          </table:table-cell>
          <table:table-cell table:formula="of:=([.M6]-[.H6])/5 +[.H6]" office:value-type="float" office:value="35.752" calcext:value-type="float">
            <text:p>35.752</text:p>
          </table:table-cell>
          <table:table-cell table:formula="of:=([.M6]-[.H6])/5 + [.I6]" office:value-type="float" office:value="35.414" calcext:value-type="float">
            <text:p>35.414</text:p>
          </table:table-cell>
          <table:table-cell table:formula="of:=([.M6]-[.H6])/5 + [.J6]" office:value-type="float" office:value="35.076" calcext:value-type="float">
            <text:p>35.076</text:p>
          </table:table-cell>
          <table:table-cell table:formula="of:=([.M6]-[.H6])/5 + [.K6]" office:value-type="float" office:value="34.738" calcext:value-type="float">
            <text:p>34.738</text:p>
          </table:table-cell>
          <table:table-cell office:value-type="float" office:value="34.4" calcext:value-type="float">
            <text:p>34.4</text:p>
          </table:table-cell>
          <table:table-cell table:formula="of:=([.R6]-[.M6])/5 + [.M6]" office:value-type="float" office:value="35.1" calcext:value-type="float">
            <text:p>35.1</text:p>
          </table:table-cell>
          <table:table-cell table:formula="of:=([.R6]-[.M6])/5  + [.N6]" office:value-type="float" office:value="35.8" calcext:value-type="float">
            <text:p>35.8</text:p>
          </table:table-cell>
          <table:table-cell table:formula="of:=([.R6]-[.M6])/5  + [.O6]" office:value-type="float" office:value="36.5" calcext:value-type="float">
            <text:p>36.5</text:p>
          </table:table-cell>
          <table:table-cell table:formula="of:=([.R6]-[.M6])/5 + [.P6]" office:value-type="float" office:value="37.2" calcext:value-type="float">
            <text:p>37.2</text:p>
          </table:table-cell>
          <table:table-cell office:value-type="float" office:value="37.9" calcext:value-type="float">
            <text:p>37.9</text:p>
          </table:table-cell>
          <table:table-cell table:formula="of:=([.R6]+[.T6])/2" office:value-type="float" office:value="34.94" calcext:value-type="float">
            <text:p>34.94</text:p>
          </table:table-cell>
          <table:table-cell office:value-type="float" office:value="31.98" calcext:value-type="float">
            <text:p>3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54.96" calcext:value-type="float">
            <text:p>54.96</text:p>
          </table:table-cell>
          <table:table-cell table:formula="of:=([.H7]-[.B7])/6 + [.B7]" office:value-type="float" office:value="52.9" calcext:value-type="float">
            <text:p>52.9</text:p>
          </table:table-cell>
          <table:table-cell table:formula="of:=([.H7]-[.B7])/6 +[.C7]" office:value-type="float" office:value="50.84" calcext:value-type="float">
            <text:p>50.84</text:p>
          </table:table-cell>
          <table:table-cell table:formula="of:=([.H7]-[.B7])/6 +[.D7]" office:value-type="float" office:value="48.78" calcext:value-type="float">
            <text:p>48.78</text:p>
          </table:table-cell>
          <table:table-cell table:formula="of:=([.H7]-[.B7])/6+ [.E7]" office:value-type="float" office:value="46.72" calcext:value-type="float">
            <text:p>46.72</text:p>
          </table:table-cell>
          <table:table-cell table:formula="of:=([.H7]-[.B7])/6 +[.F7]" office:value-type="float" office:value="44.66" calcext:value-type="float">
            <text:p>44.66</text:p>
          </table:table-cell>
          <table:table-cell office:value-type="float" office:value="42.6" calcext:value-type="float">
            <text:p>42.6</text:p>
          </table:table-cell>
          <table:table-cell table:formula="of:=([.M7]-[.H7])/5 +[.H7]" office:value-type="float" office:value="44.96" calcext:value-type="float">
            <text:p>44.96</text:p>
          </table:table-cell>
          <table:table-cell table:formula="of:=([.M7]-[.H7])/5 + [.I7]" office:value-type="float" office:value="47.32" calcext:value-type="float">
            <text:p>47.32</text:p>
          </table:table-cell>
          <table:table-cell table:formula="of:=([.M7]-[.H7])/5 + [.J7]" office:value-type="float" office:value="49.68" calcext:value-type="float">
            <text:p>49.68</text:p>
          </table:table-cell>
          <table:table-cell table:formula="of:=([.M7]-[.H7])/5 + [.K7]" office:value-type="float" office:value="52.04" calcext:value-type="float">
            <text:p>52.04</text:p>
          </table:table-cell>
          <table:table-cell office:value-type="float" office:value="54.4" calcext:value-type="float">
            <text:p>54.4</text:p>
          </table:table-cell>
          <table:table-cell table:formula="of:=([.R7]-[.M7])/5 + [.M7]" office:value-type="float" office:value="54.22" calcext:value-type="float">
            <text:p>54.22</text:p>
          </table:table-cell>
          <table:table-cell table:formula="of:=([.R7]-[.M7])/5  + [.N7]" office:value-type="float" office:value="54.04" calcext:value-type="float">
            <text:p>54.04</text:p>
          </table:table-cell>
          <table:table-cell table:formula="of:=([.R7]-[.M7])/5  + [.O7]" office:value-type="float" office:value="53.86" calcext:value-type="float">
            <text:p>53.86</text:p>
          </table:table-cell>
          <table:table-cell table:formula="of:=([.R7]-[.M7])/5 + [.P7]" office:value-type="float" office:value="53.68" calcext:value-type="float">
            <text:p>53.68</text:p>
          </table:table-cell>
          <table:table-cell office:value-type="float" office:value="53.5" calcext:value-type="float">
            <text:p>53.5</text:p>
          </table:table-cell>
          <table:table-cell table:formula="of:=([.R7]+[.T7])/2" office:value-type="float" office:value="43.62" calcext:value-type="float">
            <text:p>43.62</text:p>
          </table:table-cell>
          <table:table-cell office:value-type="float" office:value="33.74" calcext:value-type="float">
            <text:p>33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42.52" calcext:value-type="float">
            <text:p>42.52</text:p>
          </table:table-cell>
          <table:table-cell table:formula="of:=([.H8]-[.B8])/6 + [.B8]" office:value-type="float" office:value="41.6716666666667" calcext:value-type="float">
            <text:p>41.6716666666667</text:p>
          </table:table-cell>
          <table:table-cell table:formula="of:=([.H8]-[.B8])/6 +[.C8]" office:value-type="float" office:value="40.8233333333333" calcext:value-type="float">
            <text:p>40.8233333333333</text:p>
          </table:table-cell>
          <table:table-cell table:formula="of:=([.H8]-[.B8])/6 +[.D8]" office:value-type="float" office:value="39.975" calcext:value-type="float">
            <text:p>39.975</text:p>
          </table:table-cell>
          <table:table-cell table:formula="of:=([.H8]-[.B8])/6+ [.E8]" office:value-type="float" office:value="39.1266666666667" calcext:value-type="float">
            <text:p>39.1266666666667</text:p>
          </table:table-cell>
          <table:table-cell table:formula="of:=([.H8]-[.B8])/6 +[.F8]" office:value-type="float" office:value="38.2783333333333" calcext:value-type="float">
            <text:p>38.2783333333333</text:p>
          </table:table-cell>
          <table:table-cell office:value-type="float" office:value="37.43" calcext:value-type="float">
            <text:p>37.43</text:p>
          </table:table-cell>
          <table:table-cell table:formula="of:=([.M8]-[.H8])/5 +[.H8]" office:value-type="float" office:value="39.824" calcext:value-type="float">
            <text:p>39.824</text:p>
          </table:table-cell>
          <table:table-cell table:formula="of:=([.M8]-[.H8])/5 + [.I8]" office:value-type="float" office:value="42.218" calcext:value-type="float">
            <text:p>42.218</text:p>
          </table:table-cell>
          <table:table-cell table:formula="of:=([.M8]-[.H8])/5 + [.J8]" office:value-type="float" office:value="44.612" calcext:value-type="float">
            <text:p>44.612</text:p>
          </table:table-cell>
          <table:table-cell table:formula="of:=([.M8]-[.H8])/5 + [.K8]" office:value-type="float" office:value="47.006" calcext:value-type="float">
            <text:p>47.006</text:p>
          </table:table-cell>
          <table:table-cell office:value-type="float" office:value="49.4" calcext:value-type="float">
            <text:p>49.4</text:p>
          </table:table-cell>
          <table:table-cell table:formula="of:=([.R8]-[.M8])/5 + [.M8]" office:value-type="float" office:value="49.26" calcext:value-type="float">
            <text:p>49.26</text:p>
          </table:table-cell>
          <table:table-cell table:formula="of:=([.R8]-[.M8])/5  + [.N8]" office:value-type="float" office:value="49.12" calcext:value-type="float">
            <text:p>49.12</text:p>
          </table:table-cell>
          <table:table-cell table:formula="of:=([.R8]-[.M8])/5  + [.O8]" office:value-type="float" office:value="48.98" calcext:value-type="float">
            <text:p>48.98</text:p>
          </table:table-cell>
          <table:table-cell table:formula="of:=([.R8]-[.M8])/5 + [.P8]" office:value-type="float" office:value="48.84" calcext:value-type="float">
            <text:p>48.84</text:p>
          </table:table-cell>
          <table:table-cell office:value-type="float" office:value="48.7" calcext:value-type="float">
            <text:p>48.7</text:p>
          </table:table-cell>
          <table:table-cell table:formula="of:=([.R8]+[.T8])/2" office:value-type="float" office:value="44.315" calcext:value-type="float">
            <text:p>44.315</text:p>
          </table:table-cell>
          <table:table-cell office:value-type="float" office:value="39.93" calcext:value-type="float">
            <text:p>39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4.92" calcext:value-type="float">
            <text:p>14.92</text:p>
          </table:table-cell>
          <table:table-cell table:formula="of:=([.H9]-[.B9])/6 + [.B9]" office:value-type="float" office:value="13.1666666666667" calcext:value-type="float">
            <text:p>13.1666666666667</text:p>
          </table:table-cell>
          <table:table-cell table:formula="of:=([.H9]-[.B9])/6 +[.C9]" office:value-type="float" office:value="11.4133333333333" calcext:value-type="float">
            <text:p>11.4133333333333</text:p>
          </table:table-cell>
          <table:table-cell table:formula="of:=([.H9]-[.B9])/6 +[.D9]" office:value-type="float" office:value="9.66" calcext:value-type="float">
            <text:p>9.66</text:p>
          </table:table-cell>
          <table:table-cell table:formula="of:=([.H9]-[.B9])/6+ [.E9]" office:value-type="float" office:value="7.90666666666667" calcext:value-type="float">
            <text:p>7.90666666666667</text:p>
          </table:table-cell>
          <table:table-cell table:formula="of:=([.H9]-[.B9])/6 +[.F9]" office:value-type="float" office:value="6.15333333333333" calcext:value-type="float">
            <text:p>6.15333333333333</text:p>
          </table:table-cell>
          <table:table-cell office:value-type="float" office:value="4.4" calcext:value-type="float">
            <text:p>4.4</text:p>
          </table:table-cell>
          <table:table-cell table:formula="of:=([.M9]-[.H9])/5 +[.H9]" office:value-type="float" office:value="8.52" calcext:value-type="float">
            <text:p>8.52</text:p>
          </table:table-cell>
          <table:table-cell table:formula="of:=([.M9]-[.H9])/5 + [.I9]" office:value-type="float" office:value="12.64" calcext:value-type="float">
            <text:p>12.64</text:p>
          </table:table-cell>
          <table:table-cell table:formula="of:=([.M9]-[.H9])/5 + [.J9]" office:value-type="float" office:value="16.76" calcext:value-type="float">
            <text:p>16.76</text:p>
          </table:table-cell>
          <table:table-cell table:formula="of:=([.M9]-[.H9])/5 + [.K9]" office:value-type="float" office:value="20.88" calcext:value-type="float">
            <text:p>20.88</text:p>
          </table:table-cell>
          <table:table-cell office:value-type="float" office:value="25" calcext:value-type="float">
            <text:p>25</text:p>
          </table:table-cell>
          <table:table-cell table:formula="of:=([.R9]-[.M9])/5 + [.M9]" office:value-type="float" office:value="21.74" calcext:value-type="float">
            <text:p>21.74</text:p>
          </table:table-cell>
          <table:table-cell table:formula="of:=([.R9]-[.M9])/5  + [.N9]" office:value-type="float" office:value="18.48" calcext:value-type="float">
            <text:p>18.48</text:p>
          </table:table-cell>
          <table:table-cell table:formula="of:=([.R9]-[.M9])/5  + [.O9]" office:value-type="float" office:value="15.22" calcext:value-type="float">
            <text:p>15.22</text:p>
          </table:table-cell>
          <table:table-cell table:formula="of:=([.R9]-[.M9])/5 + [.P9]" office:value-type="float" office:value="11.96" calcext:value-type="float">
            <text:p>11.96</text:p>
          </table:table-cell>
          <table:table-cell office:value-type="float" office:value="8.7" calcext:value-type="float">
            <text:p>8.7</text:p>
          </table:table-cell>
          <table:table-cell table:formula="of:=([.R9]+[.T9])/2" office:value-type="float" office:value="6.895" calcext:value-type="float">
            <text:p>6.895</text:p>
          </table:table-cell>
          <table:table-cell office:value-type="float" office:value="5.09" calcext:value-type="float">
            <text:p>5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24.21" calcext:value-type="float">
            <text:p>24.21</text:p>
          </table:table-cell>
          <table:table-cell table:formula="of:=([.H10]-[.B10])/6 + [.B10]" office:value-type="float" office:value="22.52" calcext:value-type="float">
            <text:p>22.52</text:p>
          </table:table-cell>
          <table:table-cell table:formula="of:=([.H10]-[.B10])/6 +[.C10]" office:value-type="float" office:value="20.83" calcext:value-type="float">
            <text:p>20.83</text:p>
          </table:table-cell>
          <table:table-cell table:formula="of:=([.H10]-[.B10])/6 +[.D10]" office:value-type="float" office:value="19.14" calcext:value-type="float">
            <text:p>19.14</text:p>
          </table:table-cell>
          <table:table-cell table:formula="of:=([.H10]-[.B10])/6+ [.E10]" office:value-type="float" office:value="17.45" calcext:value-type="float">
            <text:p>17.45</text:p>
          </table:table-cell>
          <table:table-cell table:formula="of:=([.H10]-[.B10])/6 +[.F10]" office:value-type="float" office:value="15.76" calcext:value-type="float">
            <text:p>15.76</text:p>
          </table:table-cell>
          <table:table-cell office:value-type="float" office:value="14.07" calcext:value-type="float">
            <text:p>14.07</text:p>
          </table:table-cell>
          <table:table-cell table:formula="of:=([.M10]-[.H10])/5 +[.H10]" office:value-type="float" office:value="17.616" calcext:value-type="float">
            <text:p>17.616</text:p>
          </table:table-cell>
          <table:table-cell table:formula="of:=([.M10]-[.H10])/5 + [.I10]" office:value-type="float" office:value="21.162" calcext:value-type="float">
            <text:p>21.162</text:p>
          </table:table-cell>
          <table:table-cell table:formula="of:=([.M10]-[.H10])/5 + [.J10]" office:value-type="float" office:value="24.708" calcext:value-type="float">
            <text:p>24.708</text:p>
          </table:table-cell>
          <table:table-cell table:formula="of:=([.M10]-[.H10])/5 + [.K10]" office:value-type="float" office:value="28.254" calcext:value-type="float">
            <text:p>28.254</text:p>
          </table:table-cell>
          <table:table-cell office:value-type="float" office:value="31.8" calcext:value-type="float">
            <text:p>31.8</text:p>
          </table:table-cell>
          <table:table-cell table:formula="of:=([.R10]-[.M10])/5 + [.M10]" office:value-type="float" office:value="30.04" calcext:value-type="float">
            <text:p>30.04</text:p>
          </table:table-cell>
          <table:table-cell table:formula="of:=([.R10]-[.M10])/5  + [.N10]" office:value-type="float" office:value="28.28" calcext:value-type="float">
            <text:p>28.28</text:p>
          </table:table-cell>
          <table:table-cell table:formula="of:=([.R10]-[.M10])/5  + [.O10]" office:value-type="float" office:value="26.52" calcext:value-type="float">
            <text:p>26.52</text:p>
          </table:table-cell>
          <table:table-cell table:formula="of:=([.R10]-[.M10])/5 + [.P10]" office:value-type="float" office:value="24.76" calcext:value-type="float">
            <text:p>24.76</text:p>
          </table:table-cell>
          <table:table-cell office:value-type="float" office:value="23" calcext:value-type="float">
            <text:p>23</text:p>
          </table:table-cell>
          <table:table-cell table:formula="of:=([.R10]+[.T10])/2" office:value-type="float" office:value="19.815" calcext:value-type="float">
            <text:p>19.815</text:p>
          </table:table-cell>
          <table:table-cell office:value-type="float" office:value="16.63" calcext:value-type="float">
            <text:p>1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25.05" calcext:value-type="float">
            <text:p>25.05</text:p>
          </table:table-cell>
          <table:table-cell table:formula="of:=([.H11]-[.B11])/6 + [.B11]" office:value-type="float" office:value="22.3316666666667" calcext:value-type="float">
            <text:p>22.3316666666667</text:p>
          </table:table-cell>
          <table:table-cell table:formula="of:=([.H11]-[.B11])/6 +[.C11]" office:value-type="float" office:value="19.6133333333333" calcext:value-type="float">
            <text:p>19.6133333333333</text:p>
          </table:table-cell>
          <table:table-cell table:formula="of:=([.H11]-[.B11])/6 +[.D11]" office:value-type="float" office:value="16.895" calcext:value-type="float">
            <text:p>16.895</text:p>
          </table:table-cell>
          <table:table-cell table:formula="of:=([.H11]-[.B11])/6+ [.E11]" office:value-type="float" office:value="14.1766666666667" calcext:value-type="float">
            <text:p>14.1766666666667</text:p>
          </table:table-cell>
          <table:table-cell table:formula="of:=([.H11]-[.B11])/6 +[.F11]" office:value-type="float" office:value="11.4583333333333" calcext:value-type="float">
            <text:p>11.4583333333333</text:p>
          </table:table-cell>
          <table:table-cell office:value-type="float" office:value="8.74" calcext:value-type="float">
            <text:p>8.74</text:p>
          </table:table-cell>
          <table:table-cell table:formula="of:=([.M11]-[.H11])/5 +[.H11]" office:value-type="float" office:value="11.812" calcext:value-type="float">
            <text:p>11.812</text:p>
          </table:table-cell>
          <table:table-cell table:formula="of:=([.M11]-[.H11])/5 + [.I11]" office:value-type="float" office:value="14.884" calcext:value-type="float">
            <text:p>14.884</text:p>
          </table:table-cell>
          <table:table-cell table:formula="of:=([.M11]-[.H11])/5 + [.J11]" office:value-type="float" office:value="17.956" calcext:value-type="float">
            <text:p>17.956</text:p>
          </table:table-cell>
          <table:table-cell table:formula="of:=([.M11]-[.H11])/5 + [.K11]" office:value-type="float" office:value="21.028" calcext:value-type="float">
            <text:p>21.028</text:p>
          </table:table-cell>
          <table:table-cell office:value-type="float" office:value="24.1" calcext:value-type="float">
            <text:p>24.1</text:p>
          </table:table-cell>
          <table:table-cell table:formula="of:=([.R11]-[.M11])/5 + [.M11]" office:value-type="float" office:value="23.3" calcext:value-type="float">
            <text:p>23.3</text:p>
          </table:table-cell>
          <table:table-cell table:formula="of:=([.R11]-[.M11])/5  + [.N11]" office:value-type="float" office:value="22.5" calcext:value-type="float">
            <text:p>22.5</text:p>
          </table:table-cell>
          <table:table-cell table:formula="of:=([.R11]-[.M11])/5  + [.O11]" office:value-type="float" office:value="21.7" calcext:value-type="float">
            <text:p>21.7</text:p>
          </table:table-cell>
          <table:table-cell table:formula="of:=([.R11]-[.M11])/5 + [.P11]" office:value-type="float" office:value="20.9" calcext:value-type="float">
            <text:p>20.9</text:p>
          </table:table-cell>
          <table:table-cell office:value-type="float" office:value="20.1" calcext:value-type="float">
            <text:p>20.1</text:p>
          </table:table-cell>
          <table:table-cell table:formula="of:=([.R11]+[.T11])/2" office:value-type="float" office:value="15.63" calcext:value-type="float">
            <text:p>15.63</text:p>
          </table:table-cell>
          <table:table-cell office:value-type="float" office:value="11.16" calcext:value-type="float">
            <text:p>11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28.44" calcext:value-type="float">
            <text:p>28.44</text:p>
          </table:table-cell>
          <table:table-cell table:formula="of:=([.H12]-[.B12])/6 + [.B12]" office:value-type="float" office:value="24.9716666666667" calcext:value-type="float">
            <text:p>24.9716666666667</text:p>
          </table:table-cell>
          <table:table-cell table:formula="of:=([.H12]-[.B12])/6 +[.C12]" office:value-type="float" office:value="21.5033333333333" calcext:value-type="float">
            <text:p>21.5033333333333</text:p>
          </table:table-cell>
          <table:table-cell table:formula="of:=([.H12]-[.B12])/6 +[.D12]" office:value-type="float" office:value="18.035" calcext:value-type="float">
            <text:p>18.035</text:p>
          </table:table-cell>
          <table:table-cell table:formula="of:=([.H12]-[.B12])/6+ [.E12]" office:value-type="float" office:value="14.5666666666667" calcext:value-type="float">
            <text:p>14.5666666666667</text:p>
          </table:table-cell>
          <table:table-cell table:formula="of:=([.H12]-[.B12])/6 +[.F12]" office:value-type="float" office:value="11.0983333333333" calcext:value-type="float">
            <text:p>11.0983333333333</text:p>
          </table:table-cell>
          <table:table-cell office:value-type="float" office:value="7.63" calcext:value-type="float">
            <text:p>7.63</text:p>
          </table:table-cell>
          <table:table-cell table:formula="of:=([.M12]-[.H12])/5 +[.H12]" office:value-type="float" office:value="10.684" calcext:value-type="float">
            <text:p>10.684</text:p>
          </table:table-cell>
          <table:table-cell table:formula="of:=([.M12]-[.H12])/5 + [.I12]" office:value-type="float" office:value="13.738" calcext:value-type="float">
            <text:p>13.738</text:p>
          </table:table-cell>
          <table:table-cell table:formula="of:=([.M12]-[.H12])/5 + [.J12]" office:value-type="float" office:value="16.792" calcext:value-type="float">
            <text:p>16.792</text:p>
          </table:table-cell>
          <table:table-cell table:formula="of:=([.M12]-[.H12])/5 + [.K12]" office:value-type="float" office:value="19.846" calcext:value-type="float">
            <text:p>19.846</text:p>
          </table:table-cell>
          <table:table-cell office:value-type="float" office:value="22.9" calcext:value-type="float">
            <text:p>22.9</text:p>
          </table:table-cell>
          <table:table-cell table:formula="of:=([.R12]-[.M12])/5 + [.M12]" office:value-type="float" office:value="20.22" calcext:value-type="float">
            <text:p>20.22</text:p>
          </table:table-cell>
          <table:table-cell table:formula="of:=([.R12]-[.M12])/5  + [.N12]" office:value-type="float" office:value="17.54" calcext:value-type="float">
            <text:p>17.54</text:p>
          </table:table-cell>
          <table:table-cell table:formula="of:=([.R12]-[.M12])/5  + [.O12]" office:value-type="float" office:value="14.86" calcext:value-type="float">
            <text:p>14.86</text:p>
          </table:table-cell>
          <table:table-cell table:formula="of:=([.R12]-[.M12])/5 + [.P12]" office:value-type="float" office:value="12.18" calcext:value-type="float">
            <text:p>12.18</text:p>
          </table:table-cell>
          <table:table-cell office:value-type="float" office:value="9.5" calcext:value-type="float">
            <text:p>9.5</text:p>
          </table:table-cell>
          <table:table-cell table:formula="of:=([.R12]+[.T12])/2" office:value-type="float" office:value="8.78" calcext:value-type="float">
            <text:p>8.78</text:p>
          </table:table-cell>
          <table:table-cell office:value-type="float" office:value="8.06" calcext:value-type="float">
            <text:p>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float" office:value="25.17" calcext:value-type="float">
            <text:p>25.17</text:p>
          </table:table-cell>
          <table:table-cell table:formula="of:=([.H13]-[.B13])/6 + [.B13]" office:value-type="float" office:value="21.555" calcext:value-type="float">
            <text:p>21.555</text:p>
          </table:table-cell>
          <table:table-cell table:formula="of:=([.H13]-[.B13])/6 +[.C13]" office:value-type="float" office:value="17.94" calcext:value-type="float">
            <text:p>17.94</text:p>
          </table:table-cell>
          <table:table-cell table:formula="of:=([.H13]-[.B13])/6 +[.D13]" office:value-type="float" office:value="14.325" calcext:value-type="float">
            <text:p>14.325</text:p>
          </table:table-cell>
          <table:table-cell table:formula="of:=([.H13]-[.B13])/6+ [.E13]" office:value-type="float" office:value="10.71" calcext:value-type="float">
            <text:p>10.71</text:p>
          </table:table-cell>
          <table:table-cell table:formula="of:=([.H13]-[.B13])/6 +[.F13]" office:value-type="float" office:value="7.095" calcext:value-type="float">
            <text:p>7.095</text:p>
          </table:table-cell>
          <table:table-cell office:value-type="float" office:value="3.48" calcext:value-type="float">
            <text:p>3.48</text:p>
          </table:table-cell>
          <table:table-cell table:formula="of:=([.M13]-[.H13])/5 +[.H13]" office:value-type="float" office:value="5.424" calcext:value-type="float">
            <text:p>5.424</text:p>
          </table:table-cell>
          <table:table-cell table:formula="of:=([.M13]-[.H13])/5 + [.I13]" office:value-type="float" office:value="7.368" calcext:value-type="float">
            <text:p>7.368</text:p>
          </table:table-cell>
          <table:table-cell table:formula="of:=([.M13]-[.H13])/5 + [.J13]" office:value-type="float" office:value="9.312" calcext:value-type="float">
            <text:p>9.312</text:p>
          </table:table-cell>
          <table:table-cell table:formula="of:=([.M13]-[.H13])/5 + [.K13]" office:value-type="float" office:value="11.256" calcext:value-type="float">
            <text:p>11.256</text:p>
          </table:table-cell>
          <table:table-cell office:value-type="float" office:value="13.2" calcext:value-type="float">
            <text:p>13.2</text:p>
          </table:table-cell>
          <table:table-cell table:formula="of:=([.R13]-[.M13])/5 + [.M13]" office:value-type="float" office:value="12.44" calcext:value-type="float">
            <text:p>12.44</text:p>
          </table:table-cell>
          <table:table-cell table:formula="of:=([.R13]-[.M13])/5  + [.N13]" office:value-type="float" office:value="11.68" calcext:value-type="float">
            <text:p>11.68</text:p>
          </table:table-cell>
          <table:table-cell table:formula="of:=([.R13]-[.M13])/5  + [.O13]" office:value-type="float" office:value="10.92" calcext:value-type="float">
            <text:p>10.92</text:p>
          </table:table-cell>
          <table:table-cell table:formula="of:=([.R13]-[.M13])/5 + [.P13]" office:value-type="float" office:value="10.16" calcext:value-type="float">
            <text:p>10.16</text:p>
          </table:table-cell>
          <table:table-cell office:value-type="float" office:value="9.4" calcext:value-type="float">
            <text:p>9.4</text:p>
          </table:table-cell>
          <table:table-cell table:formula="of:=([.R13]+[.T13])/2" office:value-type="float" office:value="9.875" calcext:value-type="float">
            <text:p>9.875</text:p>
          </table:table-cell>
          <table:table-cell office:value-type="float" office:value="10.35" calcext:value-type="float">
            <text:p>1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54.96" calcext:value-type="float">
            <text:p>54.96</text:p>
          </table:table-cell>
          <table:table-cell table:formula="of:=([.H14]-[.B14])/6 + [.B14]" office:value-type="float" office:value="52.9" calcext:value-type="float">
            <text:p>52.9</text:p>
          </table:table-cell>
          <table:table-cell table:formula="of:=([.H14]-[.B14])/6 +[.C14]" office:value-type="float" office:value="50.84" calcext:value-type="float">
            <text:p>50.84</text:p>
          </table:table-cell>
          <table:table-cell table:formula="of:=([.H14]-[.B14])/6 +[.D14]" office:value-type="float" office:value="48.78" calcext:value-type="float">
            <text:p>48.78</text:p>
          </table:table-cell>
          <table:table-cell table:formula="of:=([.H14]-[.B14])/6+ [.E14]" office:value-type="float" office:value="46.72" calcext:value-type="float">
            <text:p>46.72</text:p>
          </table:table-cell>
          <table:table-cell table:formula="of:=([.H14]-[.B14])/6 +[.F14]" office:value-type="float" office:value="44.66" calcext:value-type="float">
            <text:p>44.66</text:p>
          </table:table-cell>
          <table:table-cell office:value-type="float" office:value="42.6" calcext:value-type="float">
            <text:p>42.6</text:p>
          </table:table-cell>
          <table:table-cell table:formula="of:=([.M14]-[.H14])/5 +[.H14]" office:value-type="float" office:value="43.14" calcext:value-type="float">
            <text:p>43.14</text:p>
          </table:table-cell>
          <table:table-cell table:formula="of:=([.M14]-[.H14])/5 + [.I14]" office:value-type="float" office:value="43.68" calcext:value-type="float">
            <text:p>43.68</text:p>
          </table:table-cell>
          <table:table-cell table:formula="of:=([.M14]-[.H14])/5 + [.J14]" office:value-type="float" office:value="44.22" calcext:value-type="float">
            <text:p>44.22</text:p>
          </table:table-cell>
          <table:table-cell table:formula="of:=([.M14]-[.H14])/5 + [.K14]" office:value-type="float" office:value="44.76" calcext:value-type="float">
            <text:p>44.76</text:p>
          </table:table-cell>
          <table:table-cell table:style-name="ce1" office:value-type="float" office:value="45.3" calcext:value-type="float">
            <text:p>45.3</text:p>
          </table:table-cell>
          <table:table-cell table:formula="of:=([.R14]-[.M14])/5 + [.M14]" office:value-type="float" office:value="44.06" calcext:value-type="float">
            <text:p>44.06</text:p>
          </table:table-cell>
          <table:table-cell table:formula="of:=([.R14]-[.M14])/5  + [.N14]" office:value-type="float" office:value="42.82" calcext:value-type="float">
            <text:p>42.82</text:p>
          </table:table-cell>
          <table:table-cell table:formula="of:=([.R14]-[.M14])/5  + [.O14]" office:value-type="float" office:value="41.58" calcext:value-type="float">
            <text:p>41.58</text:p>
          </table:table-cell>
          <table:table-cell table:formula="of:=([.R14]-[.M14])/5 + [.P14]" office:value-type="float" office:value="40.34" calcext:value-type="float">
            <text:p>40.34</text:p>
          </table:table-cell>
          <table:table-cell office:value-type="float" office:value="39.1" calcext:value-type="float">
            <text:p>39.1</text:p>
          </table:table-cell>
          <table:table-cell table:formula="of:=([.R14]+[.T14])/2" office:value-type="float" office:value="38.03" calcext:value-type="float">
            <text:p>38.03</text:p>
          </table:table-cell>
          <table:table-cell office:value-type="float" office:value="36.96" calcext:value-type="float">
            <text:p>36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3.16" calcext:value-type="float">
            <text:p>33.16</text:p>
          </table:table-cell>
          <table:table-cell table:formula="of:=([.H15]-[.B15])/6 + [.B15]" office:value-type="float" office:value="30.9733333333333" calcext:value-type="float">
            <text:p>30.9733333333333</text:p>
          </table:table-cell>
          <table:table-cell table:formula="of:=([.H15]-[.B15])/6 +[.C15]" office:value-type="float" office:value="28.7866666666667" calcext:value-type="float">
            <text:p>28.7866666666667</text:p>
          </table:table-cell>
          <table:table-cell table:formula="of:=([.H15]-[.B15])/6 +[.D15]" office:value-type="float" office:value="26.6" calcext:value-type="float">
            <text:p>26.6</text:p>
          </table:table-cell>
          <table:table-cell table:formula="of:=([.H15]-[.B15])/6+ [.E15]" office:value-type="float" office:value="24.4133333333333" calcext:value-type="float">
            <text:p>24.4133333333333</text:p>
          </table:table-cell>
          <table:table-cell table:formula="of:=([.H15]-[.B15])/6 +[.F15]" office:value-type="float" office:value="22.2266666666667" calcext:value-type="float">
            <text:p>22.2266666666667</text:p>
          </table:table-cell>
          <table:table-cell office:value-type="float" office:value="20.04" calcext:value-type="float">
            <text:p>20.04</text:p>
          </table:table-cell>
          <table:table-cell table:formula="of:=([.M15]-[.H15])/5 +[.H15]" office:value-type="float" office:value="22.712" calcext:value-type="float">
            <text:p>22.712</text:p>
          </table:table-cell>
          <table:table-cell table:formula="of:=([.M15]-[.H15])/5 + [.I15]" office:value-type="float" office:value="25.384" calcext:value-type="float">
            <text:p>25.384</text:p>
          </table:table-cell>
          <table:table-cell table:formula="of:=([.M15]-[.H15])/5 + [.J15]" office:value-type="float" office:value="28.056" calcext:value-type="float">
            <text:p>28.056</text:p>
          </table:table-cell>
          <table:table-cell table:formula="of:=([.M15]-[.H15])/5 + [.K15]" office:value-type="float" office:value="30.728" calcext:value-type="float">
            <text:p>30.728</text:p>
          </table:table-cell>
          <table:table-cell table:style-name="ce1" office:value-type="float" office:value="33.4" calcext:value-type="float">
            <text:p>33.4</text:p>
          </table:table-cell>
          <table:table-cell table:formula="of:=([.R15]-[.M15])/5 + [.M15]" office:value-type="float" office:value="31.44" calcext:value-type="float">
            <text:p>31.44</text:p>
          </table:table-cell>
          <table:table-cell table:formula="of:=([.R15]-[.M15])/5  + [.N15]" office:value-type="float" office:value="29.48" calcext:value-type="float">
            <text:p>29.48</text:p>
          </table:table-cell>
          <table:table-cell table:formula="of:=([.R15]-[.M15])/5  + [.O15]" office:value-type="float" office:value="27.52" calcext:value-type="float">
            <text:p>27.52</text:p>
          </table:table-cell>
          <table:table-cell table:formula="of:=([.R15]-[.M15])/5 + [.P15]" office:value-type="float" office:value="25.56" calcext:value-type="float">
            <text:p>25.56</text:p>
          </table:table-cell>
          <table:table-cell office:value-type="float" office:value="23.6" calcext:value-type="float">
            <text:p>23.6</text:p>
          </table:table-cell>
          <table:table-cell table:formula="of:=([.R15]+[.T15])/2" office:value-type="float" office:value="22.255" calcext:value-type="float">
            <text:p>22.255</text:p>
          </table:table-cell>
          <table:table-cell office:value-type="float" office:value="20.91" calcext:value-type="float">
            <text:p>2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25.43" calcext:value-type="float">
            <text:p>25.43</text:p>
          </table:table-cell>
          <table:table-cell table:formula="of:=([.H16]-[.B16])/6 + [.B16]" office:value-type="float" office:value="23.3116666666667" calcext:value-type="float">
            <text:p>23.3116666666667</text:p>
          </table:table-cell>
          <table:table-cell table:formula="of:=([.H16]-[.B16])/6 +[.C16]" office:value-type="float" office:value="21.1933333333333" calcext:value-type="float">
            <text:p>21.1933333333333</text:p>
          </table:table-cell>
          <table:table-cell table:formula="of:=([.H16]-[.B16])/6 +[.D16]" office:value-type="float" office:value="19.075" calcext:value-type="float">
            <text:p>19.075</text:p>
          </table:table-cell>
          <table:table-cell table:formula="of:=([.H16]-[.B16])/6+ [.E16]" office:value-type="float" office:value="16.9566666666667" calcext:value-type="float">
            <text:p>16.9566666666667</text:p>
          </table:table-cell>
          <table:table-cell table:formula="of:=([.H16]-[.B16])/6 +[.F16]" office:value-type="float" office:value="14.8383333333333" calcext:value-type="float">
            <text:p>14.8383333333333</text:p>
          </table:table-cell>
          <table:table-cell office:value-type="float" office:value="12.72" calcext:value-type="float">
            <text:p>12.72</text:p>
          </table:table-cell>
          <table:table-cell table:formula="of:=([.M16]-[.H16])/5 +[.H16]" office:value-type="float" office:value="14.116" calcext:value-type="float">
            <text:p>14.116</text:p>
          </table:table-cell>
          <table:table-cell table:formula="of:=([.M16]-[.H16])/5 + [.I16]" office:value-type="float" office:value="15.512" calcext:value-type="float">
            <text:p>15.512</text:p>
          </table:table-cell>
          <table:table-cell table:formula="of:=([.M16]-[.H16])/5 + [.J16]" office:value-type="float" office:value="16.908" calcext:value-type="float">
            <text:p>16.908</text:p>
          </table:table-cell>
          <table:table-cell table:formula="of:=([.M16]-[.H16])/5 + [.K16]" office:value-type="float" office:value="18.304" calcext:value-type="float">
            <text:p>18.304</text:p>
          </table:table-cell>
          <table:table-cell office:value-type="float" office:value="19.7" calcext:value-type="float">
            <text:p>19.7</text:p>
          </table:table-cell>
          <table:table-cell table:formula="of:=([.R16]-[.M16])/5 + [.M16]" office:value-type="float" office:value="18.16" calcext:value-type="float">
            <text:p>18.16</text:p>
          </table:table-cell>
          <table:table-cell table:formula="of:=([.R16]-[.M16])/5  + [.N16]" office:value-type="float" office:value="16.62" calcext:value-type="float">
            <text:p>16.62</text:p>
          </table:table-cell>
          <table:table-cell table:formula="of:=([.R16]-[.M16])/5  + [.O16]" office:value-type="float" office:value="15.08" calcext:value-type="float">
            <text:p>15.08</text:p>
          </table:table-cell>
          <table:table-cell table:formula="of:=([.R16]-[.M16])/5 + [.P16]" office:value-type="float" office:value="13.54" calcext:value-type="float">
            <text:p>13.54</text:p>
          </table:table-cell>
          <table:table-cell office:value-type="float" office:value="12" calcext:value-type="float">
            <text:p>12</text:p>
          </table:table-cell>
          <table:table-cell table:formula="of:=([.R16]+[.T16])/2" office:value-type="float" office:value="9.525" calcext:value-type="float">
            <text:p>9.525</text:p>
          </table:table-cell>
          <table:table-cell office:value-type="float" office:value="7.05" calcext:value-type="float">
            <text:p>7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2.52" calcext:value-type="float">
            <text:p>42.52</text:p>
          </table:table-cell>
          <table:table-cell table:formula="of:=([.H17]-[.B17])/6 + [.B17]" office:value-type="float" office:value="41.6716666666667" calcext:value-type="float">
            <text:p>41.6716666666667</text:p>
          </table:table-cell>
          <table:table-cell table:formula="of:=([.H17]-[.B17])/6 +[.C17]" office:value-type="float" office:value="40.8233333333333" calcext:value-type="float">
            <text:p>40.8233333333333</text:p>
          </table:table-cell>
          <table:table-cell table:formula="of:=([.H17]-[.B17])/6 +[.D17]" office:value-type="float" office:value="39.975" calcext:value-type="float">
            <text:p>39.975</text:p>
          </table:table-cell>
          <table:table-cell table:formula="of:=([.H17]-[.B17])/6+ [.E17]" office:value-type="float" office:value="39.1266666666667" calcext:value-type="float">
            <text:p>39.1266666666667</text:p>
          </table:table-cell>
          <table:table-cell table:formula="of:=([.H17]-[.B17])/6 +[.F17]" office:value-type="float" office:value="38.2783333333333" calcext:value-type="float">
            <text:p>38.2783333333333</text:p>
          </table:table-cell>
          <table:table-cell office:value-type="float" office:value="37.43" calcext:value-type="float">
            <text:p>37.43</text:p>
          </table:table-cell>
          <table:table-cell table:formula="of:=([.M17]-[.H17])/5 +[.H17]" office:value-type="float" office:value="39.664" calcext:value-type="float">
            <text:p>39.664</text:p>
          </table:table-cell>
          <table:table-cell table:formula="of:=([.M17]-[.H17])/5 + [.I17]" office:value-type="float" office:value="41.898" calcext:value-type="float">
            <text:p>41.898</text:p>
          </table:table-cell>
          <table:table-cell table:formula="of:=([.M17]-[.H17])/5 + [.J17]" office:value-type="float" office:value="44.132" calcext:value-type="float">
            <text:p>44.132</text:p>
          </table:table-cell>
          <table:table-cell table:formula="of:=([.M17]-[.H17])/5 + [.K17]" office:value-type="float" office:value="46.366" calcext:value-type="float">
            <text:p>46.366</text:p>
          </table:table-cell>
          <table:table-cell office:value-type="float" office:value="48.6" calcext:value-type="float">
            <text:p>48.6</text:p>
          </table:table-cell>
          <table:table-cell table:formula="of:=([.R17]-[.M17])/5 + [.M17]" office:value-type="float" office:value="46.22" calcext:value-type="float">
            <text:p>46.22</text:p>
          </table:table-cell>
          <table:table-cell table:formula="of:=([.R17]-[.M17])/5  + [.N17]" office:value-type="float" office:value="43.84" calcext:value-type="float">
            <text:p>43.84</text:p>
          </table:table-cell>
          <table:table-cell table:formula="of:=([.R17]-[.M17])/5  + [.O17]" office:value-type="float" office:value="41.46" calcext:value-type="float">
            <text:p>41.46</text:p>
          </table:table-cell>
          <table:table-cell table:formula="of:=([.R17]-[.M17])/5 + [.P17]" office:value-type="float" office:value="39.08" calcext:value-type="float">
            <text:p>39.08</text:p>
          </table:table-cell>
          <table:table-cell office:value-type="float" office:value="36.7" calcext:value-type="float">
            <text:p>36.7</text:p>
          </table:table-cell>
          <table:table-cell table:formula="of:=([.R17]+[.T17])/2" office:value-type="float" office:value="34.175" calcext:value-type="float">
            <text:p>34.175</text:p>
          </table:table-cell>
          <table:table-cell office:value-type="float" office:value="31.65" calcext:value-type="float">
            <text:p>3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36.86" calcext:value-type="float">
            <text:p>36.86</text:p>
          </table:table-cell>
          <table:table-cell table:formula="of:=([.H18]-[.B18])/6 + [.B18]" office:value-type="float" office:value="34.8866666666667" calcext:value-type="float">
            <text:p>34.8866666666667</text:p>
          </table:table-cell>
          <table:table-cell table:formula="of:=([.H18]-[.B18])/6 +[.C18]" office:value-type="float" office:value="32.9133333333333" calcext:value-type="float">
            <text:p>32.9133333333333</text:p>
          </table:table-cell>
          <table:table-cell table:formula="of:=([.H18]-[.B18])/6 +[.D18]" office:value-type="float" office:value="30.94" calcext:value-type="float">
            <text:p>30.94</text:p>
          </table:table-cell>
          <table:table-cell table:formula="of:=([.H18]-[.B18])/6+ [.E18]" office:value-type="float" office:value="28.9666666666667" calcext:value-type="float">
            <text:p>28.9666666666667</text:p>
          </table:table-cell>
          <table:table-cell table:formula="of:=([.H18]-[.B18])/6 +[.F18]" office:value-type="float" office:value="26.9933333333333" calcext:value-type="float">
            <text:p>26.9933333333333</text:p>
          </table:table-cell>
          <table:table-cell office:value-type="float" office:value="25.02" calcext:value-type="float">
            <text:p>25.02</text:p>
          </table:table-cell>
          <table:table-cell table:formula="of:=([.M18]-[.H18])/5 +[.H18]" office:value-type="float" office:value="27.636" calcext:value-type="float">
            <text:p>27.636</text:p>
          </table:table-cell>
          <table:table-cell table:formula="of:=([.M18]-[.H18])/5 + [.I18]" office:value-type="float" office:value="30.252" calcext:value-type="float">
            <text:p>30.252</text:p>
          </table:table-cell>
          <table:table-cell table:formula="of:=([.M18]-[.H18])/5 + [.J18]" office:value-type="float" office:value="32.868" calcext:value-type="float">
            <text:p>32.868</text:p>
          </table:table-cell>
          <table:table-cell table:formula="of:=([.M18]-[.H18])/5 + [.K18]" office:value-type="float" office:value="35.484" calcext:value-type="float">
            <text:p>35.484</text:p>
          </table:table-cell>
          <table:table-cell office:value-type="float" office:value="38.1" calcext:value-type="float">
            <text:p>38.1</text:p>
          </table:table-cell>
          <table:table-cell table:formula="of:=([.R18]-[.M18])/5 + [.M18]" office:value-type="float" office:value="35.38" calcext:value-type="float">
            <text:p>35.38</text:p>
          </table:table-cell>
          <table:table-cell table:formula="of:=([.R18]-[.M18])/5  + [.N18]" office:value-type="float" office:value="32.66" calcext:value-type="float">
            <text:p>32.66</text:p>
          </table:table-cell>
          <table:table-cell table:formula="of:=([.R18]-[.M18])/5  + [.O18]" office:value-type="float" office:value="29.94" calcext:value-type="float">
            <text:p>29.94</text:p>
          </table:table-cell>
          <table:table-cell table:formula="of:=([.R18]-[.M18])/5 + [.P18]" office:value-type="float" office:value="27.22" calcext:value-type="float">
            <text:p>27.22</text:p>
          </table:table-cell>
          <table:table-cell office:value-type="float" office:value="24.5" calcext:value-type="float">
            <text:p>24.5</text:p>
          </table:table-cell>
          <table:table-cell table:formula="of:=([.R18]+[.T18])/2" office:value-type="float" office:value="20.925" calcext:value-type="float">
            <text:p>20.925</text:p>
          </table:table-cell>
          <table:table-cell office:value-type="float" office:value="17.35" calcext:value-type="float">
            <text:p>1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33.78" calcext:value-type="float">
            <text:p>33.78</text:p>
          </table:table-cell>
          <table:table-cell table:formula="of:=([.H19]-[.B19])/6 + [.B19]" office:value-type="float" office:value="32.9066666666667" calcext:value-type="float">
            <text:p>32.9066666666667</text:p>
          </table:table-cell>
          <table:table-cell table:formula="of:=([.H19]-[.B19])/6 +[.C19]" office:value-type="float" office:value="32.0333333333333" calcext:value-type="float">
            <text:p>32.0333333333333</text:p>
          </table:table-cell>
          <table:table-cell table:formula="of:=([.H19]-[.B19])/6 +[.D19]" office:value-type="float" office:value="31.16" calcext:value-type="float">
            <text:p>31.16</text:p>
          </table:table-cell>
          <table:table-cell table:formula="of:=([.H19]-[.B19])/6+ [.E19]" office:value-type="float" office:value="30.2866666666667" calcext:value-type="float">
            <text:p>30.2866666666667</text:p>
          </table:table-cell>
          <table:table-cell table:formula="of:=([.H19]-[.B19])/6 +[.F19]" office:value-type="float" office:value="29.4133333333333" calcext:value-type="float">
            <text:p>29.4133333333333</text:p>
          </table:table-cell>
          <table:table-cell office:value-type="float" office:value="28.54" calcext:value-type="float">
            <text:p>28.54</text:p>
          </table:table-cell>
          <table:table-cell table:formula="of:=([.M19]-[.H19])/5 +[.H19]" office:value-type="float" office:value="30.432" calcext:value-type="float">
            <text:p>30.432</text:p>
          </table:table-cell>
          <table:table-cell table:formula="of:=([.M19]-[.H19])/5 + [.I19]" office:value-type="float" office:value="32.324" calcext:value-type="float">
            <text:p>32.324</text:p>
          </table:table-cell>
          <table:table-cell table:formula="of:=([.M19]-[.H19])/5 + [.J19]" office:value-type="float" office:value="34.216" calcext:value-type="float">
            <text:p>34.216</text:p>
          </table:table-cell>
          <table:table-cell table:formula="of:=([.M19]-[.H19])/5 + [.K19]" office:value-type="float" office:value="36.108" calcext:value-type="float">
            <text:p>36.108</text:p>
          </table:table-cell>
          <table:table-cell office:value-type="float" office:value="38" calcext:value-type="float">
            <text:p>38</text:p>
          </table:table-cell>
          <table:table-cell table:formula="of:=([.R19]-[.M19])/5 + [.M19]" office:value-type="float" office:value="39.82" calcext:value-type="float">
            <text:p>39.82</text:p>
          </table:table-cell>
          <table:table-cell table:formula="of:=([.R19]-[.M19])/5  + [.N19]" office:value-type="float" office:value="41.64" calcext:value-type="float">
            <text:p>41.64</text:p>
          </table:table-cell>
          <table:table-cell table:formula="of:=([.R19]-[.M19])/5  + [.O19]" office:value-type="float" office:value="43.46" calcext:value-type="float">
            <text:p>43.46</text:p>
          </table:table-cell>
          <table:table-cell table:formula="of:=([.R19]-[.M19])/5 + [.P19]" office:value-type="float" office:value="45.28" calcext:value-type="float">
            <text:p>45.28</text:p>
          </table:table-cell>
          <table:table-cell office:value-type="float" office:value="47.1" calcext:value-type="float">
            <text:p>47.1</text:p>
          </table:table-cell>
          <table:table-cell table:formula="of:=([.R19]+[.T19])/2" office:value-type="float" office:value="41.995" calcext:value-type="float">
            <text:p>41.995</text:p>
          </table:table-cell>
          <table:table-cell office:value-type="float" office:value="36.89" calcext:value-type="float">
            <text:p>3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7.92" calcext:value-type="float">
            <text:p>37.92</text:p>
          </table:table-cell>
          <table:table-cell table:formula="of:=([.H20]-[.B20])/6 + [.B20]" office:value-type="float" office:value="37.245" calcext:value-type="float">
            <text:p>37.245</text:p>
          </table:table-cell>
          <table:table-cell table:formula="of:=([.H20]-[.B20])/6 +[.C20]" office:value-type="float" office:value="36.57" calcext:value-type="float">
            <text:p>36.57</text:p>
          </table:table-cell>
          <table:table-cell table:formula="of:=([.H20]-[.B20])/6 +[.D20]" office:value-type="float" office:value="35.895" calcext:value-type="float">
            <text:p>35.895</text:p>
          </table:table-cell>
          <table:table-cell table:formula="of:=([.H20]-[.B20])/6+ [.E20]" office:value-type="float" office:value="35.22" calcext:value-type="float">
            <text:p>35.22</text:p>
          </table:table-cell>
          <table:table-cell table:formula="of:=([.H20]-[.B20])/6 +[.F20]" office:value-type="float" office:value="34.545" calcext:value-type="float">
            <text:p>34.545</text:p>
          </table:table-cell>
          <table:table-cell office:value-type="float" office:value="33.87" calcext:value-type="float">
            <text:p>33.87</text:p>
          </table:table-cell>
          <table:table-cell table:formula="of:=([.M20]-[.H20])/5 +[.H20]" office:value-type="float" office:value="30.316" calcext:value-type="float">
            <text:p>30.316</text:p>
          </table:table-cell>
          <table:table-cell table:formula="of:=([.M20]-[.H20])/5 + [.I20]" office:value-type="float" office:value="26.762" calcext:value-type="float">
            <text:p>26.762</text:p>
          </table:table-cell>
          <table:table-cell table:formula="of:=([.M20]-[.H20])/5 + [.J20]" office:value-type="float" office:value="23.208" calcext:value-type="float">
            <text:p>23.208</text:p>
          </table:table-cell>
          <table:table-cell table:formula="of:=([.M20]-[.H20])/5 + [.K20]" office:value-type="float" office:value="19.654" calcext:value-type="float">
            <text:p>19.654</text:p>
          </table:table-cell>
          <table:table-cell office:value-type="float" office:value="16.1" calcext:value-type="float">
            <text:p>16.1</text:p>
          </table:table-cell>
          <table:table-cell table:formula="of:=([.R20]-[.M20])/5 + [.M20]" office:value-type="float" office:value="16.3" calcext:value-type="float">
            <text:p>16.3</text:p>
          </table:table-cell>
          <table:table-cell table:formula="of:=([.R20]-[.M20])/5  + [.N20]" office:value-type="float" office:value="16.5" calcext:value-type="float">
            <text:p>16.5</text:p>
          </table:table-cell>
          <table:table-cell table:formula="of:=([.R20]-[.M20])/5  + [.O20]" office:value-type="float" office:value="16.7" calcext:value-type="float">
            <text:p>16.7</text:p>
          </table:table-cell>
          <table:table-cell table:formula="of:=([.R20]-[.M20])/5 + [.P20]" office:value-type="float" office:value="16.9" calcext:value-type="float">
            <text:p>16.9</text:p>
          </table:table-cell>
          <table:table-cell office:value-type="float" office:value="17.1" calcext:value-type="float">
            <text:p>17.1</text:p>
          </table:table-cell>
          <table:table-cell table:formula="of:=([.R20]+[.T20])/2" office:value-type="float" office:value="14.485" calcext:value-type="float">
            <text:p>14.485</text:p>
          </table:table-cell>
          <table:table-cell office:value-type="float" office:value="11.87" calcext:value-type="float">
            <text:p>11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25.66" calcext:value-type="float">
            <text:p>25.66</text:p>
          </table:table-cell>
          <table:table-cell table:formula="of:=([.H21]-[.B21])/6 + [.B21]" office:value-type="float" office:value="24.6283333333333" calcext:value-type="float">
            <text:p>24.6283333333333</text:p>
          </table:table-cell>
          <table:table-cell table:formula="of:=([.H21]-[.B21])/6 +[.C21]" office:value-type="float" office:value="23.5966666666667" calcext:value-type="float">
            <text:p>23.5966666666667</text:p>
          </table:table-cell>
          <table:table-cell table:formula="of:=([.H21]-[.B21])/6 +[.D21]" office:value-type="float" office:value="22.565" calcext:value-type="float">
            <text:p>22.565</text:p>
          </table:table-cell>
          <table:table-cell table:formula="of:=([.H21]-[.B21])/6+ [.E21]" office:value-type="float" office:value="21.5333333333333" calcext:value-type="float">
            <text:p>21.5333333333333</text:p>
          </table:table-cell>
          <table:table-cell table:formula="of:=([.H21]-[.B21])/6 +[.F21]" office:value-type="float" office:value="20.5016666666667" calcext:value-type="float">
            <text:p>20.5016666666667</text:p>
          </table:table-cell>
          <table:table-cell office:value-type="float" office:value="19.47" calcext:value-type="float">
            <text:p>19.47</text:p>
          </table:table-cell>
          <table:table-cell table:formula="of:=([.M21]-[.H21])/5 +[.H21]" office:value-type="float" office:value="18.636" calcext:value-type="float">
            <text:p>18.636</text:p>
          </table:table-cell>
          <table:table-cell table:formula="of:=([.M21]-[.H21])/5 + [.I21]" office:value-type="float" office:value="17.802" calcext:value-type="float">
            <text:p>17.802</text:p>
          </table:table-cell>
          <table:table-cell table:formula="of:=([.M21]-[.H21])/5 + [.J21]" office:value-type="float" office:value="16.968" calcext:value-type="float">
            <text:p>16.968</text:p>
          </table:table-cell>
          <table:table-cell table:formula="of:=([.M21]-[.H21])/5 + [.K21]" office:value-type="float" office:value="16.134" calcext:value-type="float">
            <text:p>16.134</text:p>
          </table:table-cell>
          <table:table-cell office:value-type="float" office:value="15.3" calcext:value-type="float">
            <text:p>15.3</text:p>
          </table:table-cell>
          <table:table-cell table:formula="of:=([.R21]-[.M21])/5 + [.M21]" office:value-type="float" office:value="16.46" calcext:value-type="float">
            <text:p>16.46</text:p>
          </table:table-cell>
          <table:table-cell table:formula="of:=([.R21]-[.M21])/5  + [.N21]" office:value-type="float" office:value="17.62" calcext:value-type="float">
            <text:p>17.62</text:p>
          </table:table-cell>
          <table:table-cell table:formula="of:=([.R21]-[.M21])/5  + [.O21]" office:value-type="float" office:value="18.78" calcext:value-type="float">
            <text:p>18.78</text:p>
          </table:table-cell>
          <table:table-cell table:formula="of:=([.R21]-[.M21])/5 + [.P21]" office:value-type="float" office:value="19.94" calcext:value-type="float">
            <text:p>19.94</text:p>
          </table:table-cell>
          <table:table-cell office:value-type="float" office:value="21.1" calcext:value-type="float">
            <text:p>21.1</text:p>
          </table:table-cell>
          <table:table-cell table:formula="of:=([.R21]+[.T21])/2" office:value-type="float" office:value="20.75" calcext:value-type="float">
            <text:p>20.75</text:p>
          </table:table-cell>
          <table:table-cell office:value-type="float" office:value="20.4" calcext:value-type="float">
            <text:p>2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7.92" calcext:value-type="float">
            <text:p>37.92</text:p>
          </table:table-cell>
          <table:table-cell table:formula="of:=([.H22]-[.B22])/6 + [.B22]" office:value-type="float" office:value="37.045" calcext:value-type="float">
            <text:p>37.045</text:p>
          </table:table-cell>
          <table:table-cell table:formula="of:=([.H22]-[.B22])/6 +[.C22]" office:value-type="float" office:value="36.17" calcext:value-type="float">
            <text:p>36.17</text:p>
          </table:table-cell>
          <table:table-cell table:formula="of:=([.H22]-[.B22])/6 +[.D22]" office:value-type="float" office:value="35.295" calcext:value-type="float">
            <text:p>35.295</text:p>
          </table:table-cell>
          <table:table-cell table:formula="of:=([.H22]-[.B22])/6+ [.E22]" office:value-type="float" office:value="34.42" calcext:value-type="float">
            <text:p>34.42</text:p>
          </table:table-cell>
          <table:table-cell table:formula="of:=([.H22]-[.B22])/6 +[.F22]" office:value-type="float" office:value="33.545" calcext:value-type="float">
            <text:p>33.545</text:p>
          </table:table-cell>
          <table:table-cell office:value-type="float" office:value="32.67" calcext:value-type="float">
            <text:p>32.67</text:p>
          </table:table-cell>
          <table:table-cell table:formula="of:=([.M22]-[.H22])/5 +[.H22]" office:value-type="float" office:value="27.936" calcext:value-type="float">
            <text:p>27.936</text:p>
          </table:table-cell>
          <table:table-cell table:formula="of:=([.M22]-[.H22])/5 + [.I22]" office:value-type="float" office:value="23.202" calcext:value-type="float">
            <text:p>23.202</text:p>
          </table:table-cell>
          <table:table-cell table:formula="of:=([.M22]-[.H22])/5 + [.J22]" office:value-type="float" office:value="18.468" calcext:value-type="float">
            <text:p>18.468</text:p>
          </table:table-cell>
          <table:table-cell table:formula="of:=([.M22]-[.H22])/5 + [.K22]" office:value-type="float" office:value="13.734" calcext:value-type="float">
            <text:p>13.734</text:p>
          </table:table-cell>
          <table:table-cell office:value-type="float" office:value="9" calcext:value-type="float">
            <text:p>9</text:p>
          </table:table-cell>
          <table:table-cell table:formula="of:=([.R22]-[.M22])/5 + [.M22]" office:value-type="float" office:value="11.38" calcext:value-type="float">
            <text:p>11.38</text:p>
          </table:table-cell>
          <table:table-cell table:formula="of:=([.R22]-[.M22])/5  + [.N22]" office:value-type="float" office:value="13.76" calcext:value-type="float">
            <text:p>13.76</text:p>
          </table:table-cell>
          <table:table-cell table:formula="of:=([.R22]-[.M22])/5  + [.O22]" office:value-type="float" office:value="16.14" calcext:value-type="float">
            <text:p>16.14</text:p>
          </table:table-cell>
          <table:table-cell table:formula="of:=([.R22]-[.M22])/5 + [.P22]" office:value-type="float" office:value="18.52" calcext:value-type="float">
            <text:p>18.52</text:p>
          </table:table-cell>
          <table:table-cell office:value-type="float" office:value="20.9" calcext:value-type="float">
            <text:p>20.9</text:p>
          </table:table-cell>
          <table:table-cell table:formula="of:=([.R22]+[.T22])/2" office:value-type="float" office:value="19.89" calcext:value-type="float">
            <text:p>19.89</text:p>
          </table:table-cell>
          <table:table-cell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48.56" calcext:value-type="float">
            <text:p>48.56</text:p>
          </table:table-cell>
          <table:table-cell table:formula="of:=([.H23]-[.B23])/6 + [.B23]" office:value-type="float" office:value="48.325" calcext:value-type="float">
            <text:p>48.325</text:p>
          </table:table-cell>
          <table:table-cell table:formula="of:=([.H23]-[.B23])/6 +[.C23]" office:value-type="float" office:value="48.09" calcext:value-type="float">
            <text:p>48.09</text:p>
          </table:table-cell>
          <table:table-cell table:formula="of:=([.H23]-[.B23])/6 +[.D23]" office:value-type="float" office:value="47.855" calcext:value-type="float">
            <text:p>47.855</text:p>
          </table:table-cell>
          <table:table-cell table:formula="of:=([.H23]-[.B23])/6+ [.E23]" office:value-type="float" office:value="47.62" calcext:value-type="float">
            <text:p>47.62</text:p>
          </table:table-cell>
          <table:table-cell table:formula="of:=([.H23]-[.B23])/6 +[.F23]" office:value-type="float" office:value="47.385" calcext:value-type="float">
            <text:p>47.385</text:p>
          </table:table-cell>
          <table:table-cell office:value-type="float" office:value="47.15" calcext:value-type="float">
            <text:p>47.15</text:p>
          </table:table-cell>
          <table:table-cell table:formula="of:=([.M23]-[.H23])/5 +[.H23]" office:value-type="float" office:value="49.16" calcext:value-type="float">
            <text:p>49.16</text:p>
          </table:table-cell>
          <table:table-cell table:formula="of:=([.M23]-[.H23])/5 + [.I23]" office:value-type="float" office:value="51.17" calcext:value-type="float">
            <text:p>51.17</text:p>
          </table:table-cell>
          <table:table-cell table:formula="of:=([.M23]-[.H23])/5 + [.J23]" office:value-type="float" office:value="53.18" calcext:value-type="float">
            <text:p>53.18</text:p>
          </table:table-cell>
          <table:table-cell table:formula="of:=([.M23]-[.H23])/5 + [.K23]" office:value-type="float" office:value="55.19" calcext:value-type="float">
            <text:p>55.19</text:p>
          </table:table-cell>
          <table:table-cell table:style-name="ce1" office:value-type="float" office:value="57.2" calcext:value-type="float">
            <text:p>57.2</text:p>
          </table:table-cell>
          <table:table-cell table:formula="of:=([.R23]-[.M23])/5 + [.M23]" office:value-type="float" office:value="53.16" calcext:value-type="float">
            <text:p>53.16</text:p>
          </table:table-cell>
          <table:table-cell table:formula="of:=([.R23]-[.M23])/5  + [.N23]" office:value-type="float" office:value="49.12" calcext:value-type="float">
            <text:p>49.12</text:p>
          </table:table-cell>
          <table:table-cell table:formula="of:=([.R23]-[.M23])/5  + [.O23]" office:value-type="float" office:value="45.08" calcext:value-type="float">
            <text:p>45.08</text:p>
          </table:table-cell>
          <table:table-cell table:formula="of:=([.R23]-[.M23])/5 + [.P23]" office:value-type="float" office:value="41.04" calcext:value-type="float">
            <text:p>41.04</text:p>
          </table:table-cell>
          <table:table-cell office:value-type="float" office:value="37" calcext:value-type="float">
            <text:p>37</text:p>
          </table:table-cell>
          <table:table-cell table:formula="of:=([.R23]+[.T23])/2" office:value-type="float" office:value="34.795" calcext:value-type="float">
            <text:p>34.795</text:p>
          </table:table-cell>
          <table:table-cell office:value-type="float" office:value="32.59" calcext:value-type="float">
            <text:p>32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1.77" calcext:value-type="float">
            <text:p>11.77</text:p>
          </table:table-cell>
          <table:table-cell table:formula="of:=([.H24]-[.B24])/6 + [.B24]" office:value-type="float" office:value="10.835" calcext:value-type="float">
            <text:p>10.835</text:p>
          </table:table-cell>
          <table:table-cell table:formula="of:=([.H24]-[.B24])/6 +[.C24]" office:value-type="float" office:value="9.9" calcext:value-type="float">
            <text:p>9.9</text:p>
          </table:table-cell>
          <table:table-cell table:formula="of:=([.H24]-[.B24])/6 +[.D24]" office:value-type="float" office:value="8.965" calcext:value-type="float">
            <text:p>8.965</text:p>
          </table:table-cell>
          <table:table-cell table:formula="of:=([.H24]-[.B24])/6+ [.E24]" office:value-type="float" office:value="8.03" calcext:value-type="float">
            <text:p>8.03</text:p>
          </table:table-cell>
          <table:table-cell table:formula="of:=([.H24]-[.B24])/6 +[.F24]" office:value-type="float" office:value="7.095" calcext:value-type="float">
            <text:p>7.095</text:p>
          </table:table-cell>
          <table:table-cell office:value-type="float" office:value="6.16" calcext:value-type="float">
            <text:p>6.16</text:p>
          </table:table-cell>
          <table:table-cell table:formula="of:=([.M24]-[.H24])/5 +[.H24]" office:value-type="float" office:value="9.108" calcext:value-type="float">
            <text:p>9.108</text:p>
          </table:table-cell>
          <table:table-cell table:formula="of:=([.M24]-[.H24])/5 + [.I24]" office:value-type="float" office:value="12.056" calcext:value-type="float">
            <text:p>12.056</text:p>
          </table:table-cell>
          <table:table-cell table:formula="of:=([.M24]-[.H24])/5 + [.J24]" office:value-type="float" office:value="15.004" calcext:value-type="float">
            <text:p>15.004</text:p>
          </table:table-cell>
          <table:table-cell table:formula="of:=([.M24]-[.H24])/5 + [.K24]" office:value-type="float" office:value="17.952" calcext:value-type="float">
            <text:p>17.952</text:p>
          </table:table-cell>
          <table:table-cell office:value-type="float" office:value="20.9" calcext:value-type="float">
            <text:p>20.9</text:p>
          </table:table-cell>
          <table:table-cell table:formula="of:=([.R24]-[.M24])/5 + [.M24]" office:value-type="float" office:value="19.9" calcext:value-type="float">
            <text:p>19.9</text:p>
          </table:table-cell>
          <table:table-cell table:formula="of:=([.R24]-[.M24])/5  + [.N24]" office:value-type="float" office:value="18.9" calcext:value-type="float">
            <text:p>18.9</text:p>
          </table:table-cell>
          <table:table-cell table:formula="of:=([.R24]-[.M24])/5  + [.O24]" office:value-type="float" office:value="17.9" calcext:value-type="float">
            <text:p>17.9</text:p>
          </table:table-cell>
          <table:table-cell table:formula="of:=([.R24]-[.M24])/5 + [.P24]" office:value-type="float" office:value="16.9" calcext:value-type="float">
            <text:p>16.9</text:p>
          </table:table-cell>
          <table:table-cell office:value-type="float" office:value="15.9" calcext:value-type="float">
            <text:p>15.9</text:p>
          </table:table-cell>
          <table:table-cell table:formula="of:=([.R24]+[.T24])/2" office:value-type="float" office:value="12.08" calcext:value-type="float">
            <text:p>12.08</text:p>
          </table:table-cell>
          <table:table-cell office:value-type="float" office:value="8.26" calcext:value-type="float">
            <text:p>8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27.41" calcext:value-type="float">
            <text:p>27.41</text:p>
          </table:table-cell>
          <table:table-cell table:formula="of:=([.H25]-[.B25])/6 + [.B25]" office:value-type="float" office:value="25.3883333333333" calcext:value-type="float">
            <text:p>25.3883333333333</text:p>
          </table:table-cell>
          <table:table-cell table:formula="of:=([.H25]-[.B25])/6 +[.C25]" office:value-type="float" office:value="23.3666666666667" calcext:value-type="float">
            <text:p>23.3666666666667</text:p>
          </table:table-cell>
          <table:table-cell table:formula="of:=([.H25]-[.B25])/6 +[.D25]" office:value-type="float" office:value="21.345" calcext:value-type="float">
            <text:p>21.345</text:p>
          </table:table-cell>
          <table:table-cell table:formula="of:=([.H25]-[.B25])/6+ [.E25]" office:value-type="float" office:value="19.3233333333333" calcext:value-type="float">
            <text:p>19.3233333333333</text:p>
          </table:table-cell>
          <table:table-cell table:formula="of:=([.H25]-[.B25])/6 +[.F25]" office:value-type="float" office:value="17.3016666666667" calcext:value-type="float">
            <text:p>17.3016666666667</text:p>
          </table:table-cell>
          <table:table-cell office:value-type="float" office:value="15.28" calcext:value-type="float">
            <text:p>15.28</text:p>
          </table:table-cell>
          <table:table-cell table:formula="of:=([.M25]-[.H25])/5 +[.H25]" office:value-type="float" office:value="19.104" calcext:value-type="float">
            <text:p>19.104</text:p>
          </table:table-cell>
          <table:table-cell table:formula="of:=([.M25]-[.H25])/5 + [.I25]" office:value-type="float" office:value="22.928" calcext:value-type="float">
            <text:p>22.928</text:p>
          </table:table-cell>
          <table:table-cell table:formula="of:=([.M25]-[.H25])/5 + [.J25]" office:value-type="float" office:value="26.752" calcext:value-type="float">
            <text:p>26.752</text:p>
          </table:table-cell>
          <table:table-cell table:formula="of:=([.M25]-[.H25])/5 + [.K25]" office:value-type="float" office:value="30.576" calcext:value-type="float">
            <text:p>30.576</text:p>
          </table:table-cell>
          <table:table-cell office:value-type="float" office:value="34.4" calcext:value-type="float">
            <text:p>34.4</text:p>
          </table:table-cell>
          <table:table-cell table:formula="of:=([.R25]-[.M25])/5 + [.M25]" office:value-type="float" office:value="32.48" calcext:value-type="float">
            <text:p>32.48</text:p>
          </table:table-cell>
          <table:table-cell table:formula="of:=([.R25]-[.M25])/5  + [.N25]" office:value-type="float" office:value="30.56" calcext:value-type="float">
            <text:p>30.56</text:p>
          </table:table-cell>
          <table:table-cell table:formula="of:=([.R25]-[.M25])/5  + [.O25]" office:value-type="float" office:value="28.64" calcext:value-type="float">
            <text:p>28.64</text:p>
          </table:table-cell>
          <table:table-cell table:formula="of:=([.R25]-[.M25])/5 + [.P25]" office:value-type="float" office:value="26.72" calcext:value-type="float">
            <text:p>26.72</text:p>
          </table:table-cell>
          <table:table-cell office:value-type="float" office:value="24.8" calcext:value-type="float">
            <text:p>24.8</text:p>
          </table:table-cell>
          <table:table-cell table:formula="of:=([.R25]+[.T25])/2" office:value-type="float" office:value="19.755" calcext:value-type="float">
            <text:p>19.755</text:p>
          </table:table-cell>
          <table:table-cell office:value-type="float" office:value="14.71" calcext:value-type="float">
            <text:p>14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41.43" calcext:value-type="float">
            <text:p>41.43</text:p>
          </table:table-cell>
          <table:table-cell table:formula="of:=([.H26]-[.B26])/6 + [.B26]" office:value-type="float" office:value="40.6166666666667" calcext:value-type="float">
            <text:p>40.6166666666667</text:p>
          </table:table-cell>
          <table:table-cell table:formula="of:=([.H26]-[.B26])/6 +[.C26]" office:value-type="float" office:value="39.8033333333333" calcext:value-type="float">
            <text:p>39.8033333333333</text:p>
          </table:table-cell>
          <table:table-cell table:formula="of:=([.H26]-[.B26])/6 +[.D26]" office:value-type="float" office:value="38.99" calcext:value-type="float">
            <text:p>38.99</text:p>
          </table:table-cell>
          <table:table-cell table:formula="of:=([.H26]-[.B26])/6+ [.E26]" office:value-type="float" office:value="38.1766666666667" calcext:value-type="float">
            <text:p>38.1766666666667</text:p>
          </table:table-cell>
          <table:table-cell table:formula="of:=([.H26]-[.B26])/6 +[.F26]" office:value-type="float" office:value="37.3633333333333" calcext:value-type="float">
            <text:p>37.3633333333333</text:p>
          </table:table-cell>
          <table:table-cell office:value-type="float" office:value="36.55" calcext:value-type="float">
            <text:p>36.55</text:p>
          </table:table-cell>
          <table:table-cell table:formula="of:=([.M26]-[.H26])/5 +[.H26]" office:value-type="float" office:value="35.46" calcext:value-type="float">
            <text:p>35.46</text:p>
          </table:table-cell>
          <table:table-cell table:formula="of:=([.M26]-[.H26])/5 + [.I26]" office:value-type="float" office:value="34.37" calcext:value-type="float">
            <text:p>34.37</text:p>
          </table:table-cell>
          <table:table-cell table:formula="of:=([.M26]-[.H26])/5 + [.J26]" office:value-type="float" office:value="33.28" calcext:value-type="float">
            <text:p>33.28</text:p>
          </table:table-cell>
          <table:table-cell table:formula="of:=([.M26]-[.H26])/5 + [.K26]" office:value-type="float" office:value="32.19" calcext:value-type="float">
            <text:p>32.19</text:p>
          </table:table-cell>
          <table:table-cell office:value-type="float" office:value="31.1" calcext:value-type="float">
            <text:p>31.1</text:p>
          </table:table-cell>
          <table:table-cell table:formula="of:=([.R26]-[.M26])/5 + [.M26]" office:value-type="float" office:value="27.5" calcext:value-type="float">
            <text:p>27.5</text:p>
          </table:table-cell>
          <table:table-cell table:formula="of:=([.R26]-[.M26])/5  + [.N26]" office:value-type="float" office:value="23.9" calcext:value-type="float">
            <text:p>23.9</text:p>
          </table:table-cell>
          <table:table-cell table:formula="of:=([.R26]-[.M26])/5  + [.O26]" office:value-type="float" office:value="20.3" calcext:value-type="float">
            <text:p>20.3</text:p>
          </table:table-cell>
          <table:table-cell table:formula="of:=([.R26]-[.M26])/5 + [.P26]" office:value-type="float" office:value="16.7" calcext:value-type="float">
            <text:p>16.7</text:p>
          </table:table-cell>
          <table:table-cell office:value-type="float" office:value="13.1" calcext:value-type="float">
            <text:p>13.1</text:p>
          </table:table-cell>
          <table:table-cell table:formula="of:=([.R26]+[.T26])/2" office:value-type="float" office:value="10.645" calcext:value-type="float">
            <text:p>10.645</text:p>
          </table:table-cell>
          <table:table-cell office:value-type="float" office:value="8.19" calcext:value-type="float">
            <text:p>8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35.03" calcext:value-type="float">
            <text:p>35.03</text:p>
          </table:table-cell>
          <table:table-cell table:formula="of:=([.H27]-[.B27])/6 + [.B27]" office:value-type="float" office:value="32.7116666666667" calcext:value-type="float">
            <text:p>32.7116666666667</text:p>
          </table:table-cell>
          <table:table-cell table:formula="of:=([.H27]-[.B27])/6 +[.C27]" office:value-type="float" office:value="30.3933333333333" calcext:value-type="float">
            <text:p>30.3933333333333</text:p>
          </table:table-cell>
          <table:table-cell table:formula="of:=([.H27]-[.B27])/6 +[.D27]" office:value-type="float" office:value="28.075" calcext:value-type="float">
            <text:p>28.075</text:p>
          </table:table-cell>
          <table:table-cell table:formula="of:=([.H27]-[.B27])/6+ [.E27]" office:value-type="float" office:value="25.7566666666667" calcext:value-type="float">
            <text:p>25.7566666666667</text:p>
          </table:table-cell>
          <table:table-cell table:formula="of:=([.H27]-[.B27])/6 +[.F27]" office:value-type="float" office:value="23.4383333333333" calcext:value-type="float">
            <text:p>23.4383333333333</text:p>
          </table:table-cell>
          <table:table-cell office:value-type="float" office:value="21.12" calcext:value-type="float">
            <text:p>21.12</text:p>
          </table:table-cell>
          <table:table-cell table:formula="of:=([.M27]-[.H27])/5 +[.H27]" office:value-type="float" office:value="22.676" calcext:value-type="float">
            <text:p>22.676</text:p>
          </table:table-cell>
          <table:table-cell table:formula="of:=([.M27]-[.H27])/5 + [.I27]" office:value-type="float" office:value="24.232" calcext:value-type="float">
            <text:p>24.232</text:p>
          </table:table-cell>
          <table:table-cell table:formula="of:=([.M27]-[.H27])/5 + [.J27]" office:value-type="float" office:value="25.788" calcext:value-type="float">
            <text:p>25.788</text:p>
          </table:table-cell>
          <table:table-cell table:formula="of:=([.M27]-[.H27])/5 + [.K27]" office:value-type="float" office:value="27.344" calcext:value-type="float">
            <text:p>27.344</text:p>
          </table:table-cell>
          <table:table-cell office:value-type="float" office:value="28.9" calcext:value-type="float">
            <text:p>28.9</text:p>
          </table:table-cell>
          <table:table-cell table:formula="of:=([.R27]-[.M27])/5 + [.M27]" office:value-type="float" office:value="26.54" calcext:value-type="float">
            <text:p>26.54</text:p>
          </table:table-cell>
          <table:table-cell table:formula="of:=([.R27]-[.M27])/5  + [.N27]" office:value-type="float" office:value="24.18" calcext:value-type="float">
            <text:p>24.18</text:p>
          </table:table-cell>
          <table:table-cell table:formula="of:=([.R27]-[.M27])/5  + [.O27]" office:value-type="float" office:value="21.82" calcext:value-type="float">
            <text:p>21.82</text:p>
          </table:table-cell>
          <table:table-cell table:formula="of:=([.R27]-[.M27])/5 + [.P27]" office:value-type="float" office:value="19.46" calcext:value-type="float">
            <text:p>19.46</text:p>
          </table:table-cell>
          <table:table-cell office:value-type="float" office:value="17.1" calcext:value-type="float">
            <text:p>17.1</text:p>
          </table:table-cell>
          <table:table-cell table:formula="of:=([.R27]+[.T27])/2" office:value-type="float" office:value="14.19" calcext:value-type="float">
            <text:p>14.19</text:p>
          </table:table-cell>
          <table:table-cell office:value-type="float" office:value="11.28" calcext:value-type="float">
            <text:p>11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9.01" calcext:value-type="float">
            <text:p>39.01</text:p>
          </table:table-cell>
          <table:table-cell table:formula="of:=([.H28]-[.B28])/6 + [.B28]" office:value-type="float" office:value="38.2483333333333" calcext:value-type="float">
            <text:p>38.2483333333333</text:p>
          </table:table-cell>
          <table:table-cell table:formula="of:=([.H28]-[.B28])/6 +[.C28]" office:value-type="float" office:value="37.4866666666667" calcext:value-type="float">
            <text:p>37.4866666666667</text:p>
          </table:table-cell>
          <table:table-cell table:formula="of:=([.H28]-[.B28])/6 +[.D28]" office:value-type="float" office:value="36.725" calcext:value-type="float">
            <text:p>36.725</text:p>
          </table:table-cell>
          <table:table-cell table:formula="of:=([.H28]-[.B28])/6+ [.E28]" office:value-type="float" office:value="35.9633333333333" calcext:value-type="float">
            <text:p>35.9633333333333</text:p>
          </table:table-cell>
          <table:table-cell table:formula="of:=([.H28]-[.B28])/6 +[.F28]" office:value-type="float" office:value="35.2016666666667" calcext:value-type="float">
            <text:p>35.2016666666667</text:p>
          </table:table-cell>
          <table:table-cell office:value-type="float" office:value="34.44" calcext:value-type="float">
            <text:p>34.44</text:p>
          </table:table-cell>
          <table:table-cell table:formula="of:=([.M28]-[.H28])/5 +[.H28]" office:value-type="float" office:value="35.672" calcext:value-type="float">
            <text:p>35.672</text:p>
          </table:table-cell>
          <table:table-cell table:formula="of:=([.M28]-[.H28])/5 + [.I28]" office:value-type="float" office:value="36.904" calcext:value-type="float">
            <text:p>36.904</text:p>
          </table:table-cell>
          <table:table-cell table:formula="of:=([.M28]-[.H28])/5 + [.J28]" office:value-type="float" office:value="38.136" calcext:value-type="float">
            <text:p>38.136</text:p>
          </table:table-cell>
          <table:table-cell table:formula="of:=([.M28]-[.H28])/5 + [.K28]" office:value-type="float" office:value="39.368" calcext:value-type="float">
            <text:p>39.368</text:p>
          </table:table-cell>
          <table:table-cell office:value-type="float" office:value="40.6" calcext:value-type="float">
            <text:p>40.6</text:p>
          </table:table-cell>
          <table:table-cell table:formula="of:=([.R28]-[.M28])/5 + [.M28]" office:value-type="float" office:value="35.96" calcext:value-type="float">
            <text:p>35.96</text:p>
          </table:table-cell>
          <table:table-cell table:formula="of:=([.R28]-[.M28])/5  + [.N28]" office:value-type="float" office:value="31.32" calcext:value-type="float">
            <text:p>31.32</text:p>
          </table:table-cell>
          <table:table-cell table:formula="of:=([.R28]-[.M28])/5  + [.O28]" office:value-type="float" office:value="26.68" calcext:value-type="float">
            <text:p>26.68</text:p>
          </table:table-cell>
          <table:table-cell table:formula="of:=([.R28]-[.M28])/5 + [.P28]" office:value-type="float" office:value="22.04" calcext:value-type="float">
            <text:p>22.04</text:p>
          </table:table-cell>
          <table:table-cell office:value-type="float" office:value="17.4" calcext:value-type="float">
            <text:p>17.4</text:p>
          </table:table-cell>
          <table:table-cell table:formula="of:=([.R28]+[.T28])/2" office:value-type="float" office:value="15.725" calcext:value-type="float">
            <text:p>15.725</text:p>
          </table:table-cell>
          <table:table-cell office:value-type="float" office:value="14.05" calcext:value-type="float">
            <text:p>14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40.85" calcext:value-type="float">
            <text:p>40.85</text:p>
          </table:table-cell>
          <table:table-cell table:formula="of:=([.H29]-[.B29])/6 + [.B29]" office:value-type="float" office:value="39.2333333333333" calcext:value-type="float">
            <text:p>39.2333333333333</text:p>
          </table:table-cell>
          <table:table-cell table:formula="of:=([.H29]-[.B29])/6 +[.C29]" office:value-type="float" office:value="37.6166666666667" calcext:value-type="float">
            <text:p>37.6166666666667</text:p>
          </table:table-cell>
          <table:table-cell table:formula="of:=([.H29]-[.B29])/6 +[.D29]" office:value-type="float" office:value="36" calcext:value-type="float">
            <text:p>36</text:p>
          </table:table-cell>
          <table:table-cell table:formula="of:=([.H29]-[.B29])/6+ [.E29]" office:value-type="float" office:value="34.3833333333333" calcext:value-type="float">
            <text:p>34.3833333333333</text:p>
          </table:table-cell>
          <table:table-cell table:formula="of:=([.H29]-[.B29])/6 +[.F29]" office:value-type="float" office:value="32.7666666666667" calcext:value-type="float">
            <text:p>32.7666666666667</text:p>
          </table:table-cell>
          <table:table-cell office:value-type="float" office:value="31.15" calcext:value-type="float">
            <text:p>31.15</text:p>
          </table:table-cell>
          <table:table-cell table:formula="of:=([.M29]-[.H29])/5 +[.H29]" office:value-type="float" office:value="31.46" calcext:value-type="float">
            <text:p>31.46</text:p>
          </table:table-cell>
          <table:table-cell table:formula="of:=([.M29]-[.H29])/5 + [.I29]" office:value-type="float" office:value="31.77" calcext:value-type="float">
            <text:p>31.77</text:p>
          </table:table-cell>
          <table:table-cell table:formula="of:=([.M29]-[.H29])/5 + [.J29]" office:value-type="float" office:value="32.08" calcext:value-type="float">
            <text:p>32.08</text:p>
          </table:table-cell>
          <table:table-cell table:formula="of:=([.M29]-[.H29])/5 + [.K29]" office:value-type="float" office:value="32.39" calcext:value-type="float">
            <text:p>32.39</text:p>
          </table:table-cell>
          <table:table-cell office:value-type="float" office:value="32.7" calcext:value-type="float">
            <text:p>32.7</text:p>
          </table:table-cell>
          <table:table-cell table:formula="of:=([.R29]-[.M29])/5 + [.M29]" office:value-type="float" office:value="29.76" calcext:value-type="float">
            <text:p>29.76</text:p>
          </table:table-cell>
          <table:table-cell table:formula="of:=([.R29]-[.M29])/5  + [.N29]" office:value-type="float" office:value="26.82" calcext:value-type="float">
            <text:p>26.82</text:p>
          </table:table-cell>
          <table:table-cell table:formula="of:=([.R29]-[.M29])/5  + [.O29]" office:value-type="float" office:value="23.88" calcext:value-type="float">
            <text:p>23.88</text:p>
          </table:table-cell>
          <table:table-cell table:formula="of:=([.R29]-[.M29])/5 + [.P29]" office:value-type="float" office:value="20.94" calcext:value-type="float">
            <text:p>20.94</text:p>
          </table:table-cell>
          <table:table-cell office:value-type="float" office:value="18" calcext:value-type="float">
            <text:p>18</text:p>
          </table:table-cell>
          <table:table-cell table:formula="of:=([.R29]+[.T29])/2" office:value-type="float" office:value="14.63" calcext:value-type="float">
            <text:p>14.63</text:p>
          </table:table-cell>
          <table:table-cell office:value-type="float" office:value="11.26" calcext:value-type="float">
            <text:p>1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0.85" calcext:value-type="float">
            <text:p>40.85</text:p>
          </table:table-cell>
          <table:table-cell table:formula="of:=([.H30]-[.B30])/6 + [.B30]" office:value-type="float" office:value="39.2333333333333" calcext:value-type="float">
            <text:p>39.2333333333333</text:p>
          </table:table-cell>
          <table:table-cell table:formula="of:=([.H30]-[.B30])/6 +[.C30]" office:value-type="float" office:value="37.6166666666667" calcext:value-type="float">
            <text:p>37.6166666666667</text:p>
          </table:table-cell>
          <table:table-cell table:formula="of:=([.H30]-[.B30])/6 +[.D30]" office:value-type="float" office:value="36" calcext:value-type="float">
            <text:p>36</text:p>
          </table:table-cell>
          <table:table-cell table:formula="of:=([.H30]-[.B30])/6+ [.E30]" office:value-type="float" office:value="34.3833333333333" calcext:value-type="float">
            <text:p>34.3833333333333</text:p>
          </table:table-cell>
          <table:table-cell table:formula="of:=([.H30]-[.B30])/6 +[.F30]" office:value-type="float" office:value="32.7666666666667" calcext:value-type="float">
            <text:p>32.7666666666667</text:p>
          </table:table-cell>
          <table:table-cell office:value-type="float" office:value="31.15" calcext:value-type="float">
            <text:p>31.15</text:p>
          </table:table-cell>
          <table:table-cell table:formula="of:=([.M30]-[.H30])/5 +[.H30]" office:value-type="float" office:value="33.1" calcext:value-type="float">
            <text:p>33.1</text:p>
          </table:table-cell>
          <table:table-cell table:formula="of:=([.M30]-[.H30])/5 + [.I30]" office:value-type="float" office:value="35.05" calcext:value-type="float">
            <text:p>35.05</text:p>
          </table:table-cell>
          <table:table-cell table:formula="of:=([.M30]-[.H30])/5 + [.J30]" office:value-type="float" office:value="37" calcext:value-type="float">
            <text:p>37</text:p>
          </table:table-cell>
          <table:table-cell table:formula="of:=([.M30]-[.H30])/5 + [.K30]" office:value-type="float" office:value="38.95" calcext:value-type="float">
            <text:p>38.95</text:p>
          </table:table-cell>
          <table:table-cell office:value-type="float" office:value="40.9" calcext:value-type="float">
            <text:p>40.9</text:p>
          </table:table-cell>
          <table:table-cell table:formula="of:=([.R30]-[.M30])/5 + [.M30]" office:value-type="float" office:value="40.26" calcext:value-type="float">
            <text:p>40.26</text:p>
          </table:table-cell>
          <table:table-cell table:formula="of:=([.R30]-[.M30])/5  + [.N30]" office:value-type="float" office:value="39.62" calcext:value-type="float">
            <text:p>39.62</text:p>
          </table:table-cell>
          <table:table-cell table:formula="of:=([.R30]-[.M30])/5  + [.O30]" office:value-type="float" office:value="38.98" calcext:value-type="float">
            <text:p>38.98</text:p>
          </table:table-cell>
          <table:table-cell table:formula="of:=([.R30]-[.M30])/5 + [.P30]" office:value-type="float" office:value="38.34" calcext:value-type="float">
            <text:p>38.34</text:p>
          </table:table-cell>
          <table:table-cell office:value-type="float" office:value="37.7" calcext:value-type="float">
            <text:p>37.7</text:p>
          </table:table-cell>
          <table:table-cell table:formula="of:=([.R30]+[.T30])/2" office:value-type="float" office:value="33.565" calcext:value-type="float">
            <text:p>33.565</text:p>
          </table:table-cell>
          <table:table-cell office:value-type="float" office:value="29.43" calcext:value-type="float">
            <text:p>29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5.66" calcext:value-type="float">
            <text:p>35.66</text:p>
          </table:table-cell>
          <table:table-cell table:formula="of:=([.H31]-[.B31])/6 + [.B31]" office:value-type="float" office:value="34.22" calcext:value-type="float">
            <text:p>34.22</text:p>
          </table:table-cell>
          <table:table-cell table:formula="of:=([.H31]-[.B31])/6 +[.C31]" office:value-type="float" office:value="32.78" calcext:value-type="float">
            <text:p>32.78</text:p>
          </table:table-cell>
          <table:table-cell table:formula="of:=([.H31]-[.B31])/6 +[.D31]" office:value-type="float" office:value="31.34" calcext:value-type="float">
            <text:p>31.34</text:p>
          </table:table-cell>
          <table:table-cell table:formula="of:=([.H31]-[.B31])/6+ [.E31]" office:value-type="float" office:value="29.9" calcext:value-type="float">
            <text:p>29.9</text:p>
          </table:table-cell>
          <table:table-cell table:formula="of:=([.H31]-[.B31])/6 +[.F31]" office:value-type="float" office:value="28.46" calcext:value-type="float">
            <text:p>28.46</text:p>
          </table:table-cell>
          <table:table-cell office:value-type="float" office:value="27.02" calcext:value-type="float">
            <text:p>27.02</text:p>
          </table:table-cell>
          <table:table-cell table:formula="of:=([.M31]-[.H31])/5 +[.H31]" office:value-type="float" office:value="28.476" calcext:value-type="float">
            <text:p>28.476</text:p>
          </table:table-cell>
          <table:table-cell table:formula="of:=([.M31]-[.H31])/5 + [.I31]" office:value-type="float" office:value="29.932" calcext:value-type="float">
            <text:p>29.932</text:p>
          </table:table-cell>
          <table:table-cell table:formula="of:=([.M31]-[.H31])/5 + [.J31]" office:value-type="float" office:value="31.388" calcext:value-type="float">
            <text:p>31.388</text:p>
          </table:table-cell>
          <table:table-cell table:formula="of:=([.M31]-[.H31])/5 + [.K31]" office:value-type="float" office:value="32.844" calcext:value-type="float">
            <text:p>32.844</text:p>
          </table:table-cell>
          <table:table-cell office:value-type="float" office:value="34.3" calcext:value-type="float">
            <text:p>34.3</text:p>
          </table:table-cell>
          <table:table-cell table:formula="of:=([.R31]-[.M31])/5 + [.M31]" office:value-type="float" office:value="32.78" calcext:value-type="float">
            <text:p>32.78</text:p>
          </table:table-cell>
          <table:table-cell table:formula="of:=([.R31]-[.M31])/5  + [.N31]" office:value-type="float" office:value="31.26" calcext:value-type="float">
            <text:p>31.26</text:p>
          </table:table-cell>
          <table:table-cell table:formula="of:=([.R31]-[.M31])/5  + [.O31]" office:value-type="float" office:value="29.74" calcext:value-type="float">
            <text:p>29.74</text:p>
          </table:table-cell>
          <table:table-cell table:formula="of:=([.R31]-[.M31])/5 + [.P31]" office:value-type="float" office:value="28.22" calcext:value-type="float">
            <text:p>28.22</text:p>
          </table:table-cell>
          <table:table-cell office:value-type="float" office:value="26.7" calcext:value-type="float">
            <text:p>26.7</text:p>
          </table:table-cell>
          <table:table-cell table:formula="of:=([.R31]+[.T31])/2" office:value-type="float" office:value="23.34" calcext:value-type="float">
            <text:p>23.34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&amp;N Islands</text:p>
          </table:table-cell>
          <table:table-cell office:value-type="float" office:value="34.47" calcext:value-type="float">
            <text:p>34.47</text:p>
          </table:table-cell>
          <table:table-cell table:formula="of:=([.H32]-[.B32])/6 + [.B32]" office:value-type="float" office:value="32.2233333333333" calcext:value-type="float">
            <text:p>32.2233333333333</text:p>
          </table:table-cell>
          <table:table-cell table:formula="of:=([.H32]-[.B32])/6 +[.C32]" office:value-type="float" office:value="29.9766666666667" calcext:value-type="float">
            <text:p>29.9766666666667</text:p>
          </table:table-cell>
          <table:table-cell table:formula="of:=([.H32]-[.B32])/6 +[.D32]" office:value-type="float" office:value="27.73" calcext:value-type="float">
            <text:p>27.73</text:p>
          </table:table-cell>
          <table:table-cell table:formula="of:=([.H32]-[.B32])/6+ [.E32]" office:value-type="float" office:value="25.4833333333333" calcext:value-type="float">
            <text:p>25.4833333333333</text:p>
          </table:table-cell>
          <table:table-cell table:formula="of:=([.H32]-[.B32])/6 +[.F32]" office:value-type="float" office:value="23.2366666666667" calcext:value-type="float">
            <text:p>23.2366666666667</text:p>
          </table:table-cell>
          <table:table-cell office:value-type="float" office:value="20.99" calcext:value-type="float">
            <text:p>20.99</text:p>
          </table:table-cell>
          <table:table-cell table:formula="of:=([.M32]-[.H32])/5 +[.H32]" office:value-type="float" office:value="17.392" calcext:value-type="float">
            <text:p>17.392</text:p>
          </table:table-cell>
          <table:table-cell table:formula="of:=([.M32]-[.H32])/5 + [.I32]" office:value-type="float" office:value="13.794" calcext:value-type="float">
            <text:p>13.794</text:p>
          </table:table-cell>
          <table:table-cell table:formula="of:=([.M32]-[.H32])/5 + [.J32]" office:value-type="float" office:value="10.196" calcext:value-type="float">
            <text:p>10.196</text:p>
          </table:table-cell>
          <table:table-cell table:formula="of:=([.M32]-[.H32])/5 + [.K32]" office:value-type="float" office:value="6.598" calcext:value-type="float">
            <text:p>6.598</text:p>
          </table:table-cell>
          <table:table-cell table:style-name="ce1" office:value-type="float" office:value="3" calcext:value-type="float">
            <text:p>3</text:p>
          </table:table-cell>
          <table:table-cell table:formula="of:=([.R32]-[.M32])/5 + [.M32]" office:value-type="float" office:value="2.48" calcext:value-type="float">
            <text:p>2.48</text:p>
          </table:table-cell>
          <table:table-cell table:formula="of:=([.R32]-[.M32])/5  + [.N32]" office:value-type="float" office:value="1.96" calcext:value-type="float">
            <text:p>1.96</text:p>
          </table:table-cell>
          <table:table-cell table:formula="of:=([.R32]-[.M32])/5  + [.O32]" office:value-type="float" office:value="1.44" calcext:value-type="float">
            <text:p>1.44</text:p>
          </table:table-cell>
          <table:table-cell table:formula="of:=([.R32]-[.M32])/5 + [.P32]" office:value-type="float" office:value="0.92" calcext:value-type="float">
            <text:p>0.92</text:p>
          </table:table-cell>
          <table:table-cell office:value-type="float" office:value="0.4" calcext:value-type="float">
            <text:p>0.4</text:p>
          </table:table-cell>
          <table:table-cell table:formula="of:=([.R32]+[.T32])/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11.35" calcext:value-type="float">
            <text:p>11.35</text:p>
          </table:table-cell>
          <table:table-cell table:formula="of:=([.H33]-[.B33])/6 + [.B33]" office:value-type="float" office:value="10.4166666666667" calcext:value-type="float">
            <text:p>10.4166666666667</text:p>
          </table:table-cell>
          <table:table-cell table:formula="of:=([.H33]-[.B33])/6 +[.C33]" office:value-type="float" office:value="9.48333333333333" calcext:value-type="float">
            <text:p>9.48333333333333</text:p>
          </table:table-cell>
          <table:table-cell table:formula="of:=([.H33]-[.B33])/6 +[.D33]" office:value-type="float" office:value="8.55" calcext:value-type="float">
            <text:p>8.55</text:p>
          </table:table-cell>
          <table:table-cell table:formula="of:=([.H33]-[.B33])/6+ [.E33]" office:value-type="float" office:value="7.61666666666667" calcext:value-type="float">
            <text:p>7.61666666666667</text:p>
          </table:table-cell>
          <table:table-cell table:formula="of:=([.H33]-[.B33])/6 +[.F33]" office:value-type="float" office:value="6.68333333333333" calcext:value-type="float">
            <text:p>6.68333333333333</text:p>
          </table:table-cell>
          <table:table-cell office:value-type="float" office:value="5.75" calcext:value-type="float">
            <text:p>5.75</text:p>
          </table:table-cell>
          <table:table-cell table:formula="of:=([.M33]-[.H33])/5 +[.H33]" office:value-type="float" office:value="6.92" calcext:value-type="float">
            <text:p>6.92</text:p>
          </table:table-cell>
          <table:table-cell table:formula="of:=([.M33]-[.H33])/5 + [.I33]" office:value-type="float" office:value="8.09" calcext:value-type="float">
            <text:p>8.09</text:p>
          </table:table-cell>
          <table:table-cell table:formula="of:=([.M33]-[.H33])/5 + [.J33]" office:value-type="float" office:value="9.26" calcext:value-type="float">
            <text:p>9.26</text:p>
          </table:table-cell>
          <table:table-cell table:formula="of:=([.M33]-[.H33])/5 + [.K33]" office:value-type="float" office:value="10.43" calcext:value-type="float">
            <text:p>10.43</text:p>
          </table:table-cell>
          <table:table-cell office:value-type="float" office:value="11.6" calcext:value-type="float">
            <text:p>11.6</text:p>
          </table:table-cell>
          <table:table-cell table:formula="of:=([.R33]-[.M33])/5 + [.M33]" office:value-type="float" office:value="11.12" calcext:value-type="float">
            <text:p>11.12</text:p>
          </table:table-cell>
          <table:table-cell table:formula="of:=([.R33]-[.M33])/5  + [.N33]" office:value-type="float" office:value="10.64" calcext:value-type="float">
            <text:p>10.64</text:p>
          </table:table-cell>
          <table:table-cell table:formula="of:=([.R33]-[.M33])/5  + [.O33]" office:value-type="float" office:value="10.16" calcext:value-type="float">
            <text:p>10.16</text:p>
          </table:table-cell>
          <table:table-cell table:formula="of:=([.R33]-[.M33])/5 + [.P33]" office:value-type="float" office:value="9.68" calcext:value-type="float">
            <text:p>9.68</text:p>
          </table:table-cell>
          <table:table-cell office:value-type="float" office:value="9.2" calcext:value-type="float">
            <text:p>9.2</text:p>
          </table:table-cell>
          <table:table-cell table:formula="of:=([.R33]+[.T33])/2" office:value-type="float" office:value="15.505" calcext:value-type="float">
            <text:p>15.505</text:p>
          </table:table-cell>
          <table:table-cell office:value-type="float" office:value="21.81" calcext:value-type="float">
            <text:p>21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&amp;N Haveli</text:p>
          </table:table-cell>
          <table:table-cell office:value-type="float" office:value="50.84" calcext:value-type="float">
            <text:p>50.84</text:p>
          </table:table-cell>
          <table:table-cell table:formula="of:=([.H34]-[.B34])/6 + [.B34]" office:value-type="float" office:value="45.2233333333333" calcext:value-type="float">
            <text:p>45.2233333333333</text:p>
          </table:table-cell>
          <table:table-cell table:formula="of:=([.H34]-[.B34])/6 +[.C34]" office:value-type="float" office:value="39.6066666666667" calcext:value-type="float">
            <text:p>39.6066666666667</text:p>
          </table:table-cell>
          <table:table-cell table:formula="of:=([.H34]-[.B34])/6 +[.D34]" office:value-type="float" office:value="33.99" calcext:value-type="float">
            <text:p>33.99</text:p>
          </table:table-cell>
          <table:table-cell table:formula="of:=([.H34]-[.B34])/6+ [.E34]" office:value-type="float" office:value="28.3733333333333" calcext:value-type="float">
            <text:p>28.3733333333333</text:p>
          </table:table-cell>
          <table:table-cell table:formula="of:=([.H34]-[.B34])/6 +[.F34]" office:value-type="float" office:value="22.7566666666667" calcext:value-type="float">
            <text:p>22.7566666666667</text:p>
          </table:table-cell>
          <table:table-cell office:value-type="float" office:value="17.14" calcext:value-type="float">
            <text:p>17.14</text:p>
          </table:table-cell>
          <table:table-cell table:formula="of:=([.M34]-[.H34])/5 +[.H34]" office:value-type="float" office:value="23.572" calcext:value-type="float">
            <text:p>23.572</text:p>
          </table:table-cell>
          <table:table-cell table:formula="of:=([.M34]-[.H34])/5 + [.I34]" office:value-type="float" office:value="30.004" calcext:value-type="float">
            <text:p>30.004</text:p>
          </table:table-cell>
          <table:table-cell table:formula="of:=([.M34]-[.H34])/5 + [.J34]" office:value-type="float" office:value="36.436" calcext:value-type="float">
            <text:p>36.436</text:p>
          </table:table-cell>
          <table:table-cell table:formula="of:=([.M34]-[.H34])/5 + [.K34]" office:value-type="float" office:value="42.868" calcext:value-type="float">
            <text:p>42.868</text:p>
          </table:table-cell>
          <table:table-cell office:value-type="float" office:value="49.3" calcext:value-type="float">
            <text:p>49.3</text:p>
          </table:table-cell>
          <table:table-cell table:formula="of:=([.R34]-[.M34])/5 + [.M34]" office:value-type="float" office:value="47.26" calcext:value-type="float">
            <text:p>47.26</text:p>
          </table:table-cell>
          <table:table-cell table:formula="of:=([.R34]-[.M34])/5  + [.N34]" office:value-type="float" office:value="45.22" calcext:value-type="float">
            <text:p>45.22</text:p>
          </table:table-cell>
          <table:table-cell table:formula="of:=([.R34]-[.M34])/5  + [.O34]" office:value-type="float" office:value="43.18" calcext:value-type="float">
            <text:p>43.18</text:p>
          </table:table-cell>
          <table:table-cell table:formula="of:=([.R34]-[.M34])/5 + [.P34]" office:value-type="float" office:value="41.14" calcext:value-type="float">
            <text:p>41.14</text:p>
          </table:table-cell>
          <table:table-cell office:value-type="float" office:value="39.1" calcext:value-type="float">
            <text:p>39.1</text:p>
          </table:table-cell>
          <table:table-cell table:formula="of:=([.R34]+[.T34])/2" office:value-type="float" office:value="39.205" calcext:value-type="float">
            <text:p>39.205</text:p>
          </table:table-cell>
          <table:table-cell office:value-type="float" office:value="39.31" calcext:value-type="float">
            <text:p>39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14.69" calcext:value-type="float">
            <text:p>14.69</text:p>
          </table:table-cell>
          <table:table-cell table:formula="of:=([.H35]-[.B35])/6 + [.B35]" office:value-type="float" office:value="13.6133333333333" calcext:value-type="float">
            <text:p>13.6133333333333</text:p>
          </table:table-cell>
          <table:table-cell table:formula="of:=([.H35]-[.B35])/6 +[.C35]" office:value-type="float" office:value="12.5366666666667" calcext:value-type="float">
            <text:p>12.5366666666667</text:p>
          </table:table-cell>
          <table:table-cell table:formula="of:=([.H35]-[.B35])/6 +[.D35]" office:value-type="float" office:value="11.46" calcext:value-type="float">
            <text:p>11.46</text:p>
          </table:table-cell>
          <table:table-cell table:formula="of:=([.H35]-[.B35])/6+ [.E35]" office:value-type="float" office:value="10.3833333333333" calcext:value-type="float">
            <text:p>10.3833333333333</text:p>
          </table:table-cell>
          <table:table-cell table:formula="of:=([.H35]-[.B35])/6 +[.F35]" office:value-type="float" office:value="9.30666666666667" calcext:value-type="float">
            <text:p>9.30666666666667</text:p>
          </table:table-cell>
          <table:table-cell office:value-type="float" office:value="8.23" calcext:value-type="float">
            <text:p>8.23</text:p>
          </table:table-cell>
          <table:table-cell table:formula="of:=([.M35]-[.H35])/5 +[.H35]" office:value-type="float" office:value="9.204" calcext:value-type="float">
            <text:p>9.204</text:p>
          </table:table-cell>
          <table:table-cell table:formula="of:=([.M35]-[.H35])/5 + [.I35]" office:value-type="float" office:value="10.178" calcext:value-type="float">
            <text:p>10.178</text:p>
          </table:table-cell>
          <table:table-cell table:formula="of:=([.M35]-[.H35])/5 + [.J35]" office:value-type="float" office:value="11.152" calcext:value-type="float">
            <text:p>11.152</text:p>
          </table:table-cell>
          <table:table-cell table:formula="of:=([.M35]-[.H35])/5 + [.K35]" office:value-type="float" office:value="12.126" calcext:value-type="float">
            <text:p>12.126</text:p>
          </table:table-cell>
          <table:table-cell office:value-type="float" office:value="13.1" calcext:value-type="float">
            <text:p>13.1</text:p>
          </table:table-cell>
          <table:table-cell table:formula="of:=([.R35]-[.M35])/5 + [.M35]" office:value-type="float" office:value="13.32" calcext:value-type="float">
            <text:p>13.32</text:p>
          </table:table-cell>
          <table:table-cell table:formula="of:=([.R35]-[.M35])/5  + [.N35]" office:value-type="float" office:value="13.54" calcext:value-type="float">
            <text:p>13.54</text:p>
          </table:table-cell>
          <table:table-cell table:formula="of:=([.R35]-[.M35])/5  + [.O35]" office:value-type="float" office:value="13.76" calcext:value-type="float">
            <text:p>13.76</text:p>
          </table:table-cell>
          <table:table-cell table:formula="of:=([.R35]-[.M35])/5 + [.P35]" office:value-type="float" office:value="13.98" calcext:value-type="float">
            <text:p>13.98</text:p>
          </table:table-cell>
          <table:table-cell office:value-type="float" office:value="14.2" calcext:value-type="float">
            <text:p>14.2</text:p>
          </table:table-cell>
          <table:table-cell table:formula="of:=([.R35]+[.T35])/2" office:value-type="float" office:value="12.055" calcext:value-type="float">
            <text:p>12.055</text:p>
          </table:table-cell>
          <table:table-cell office:value-type="float" office:value="9.91" calcext:value-type="float">
            <text:p>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n &amp; Diu</text:p>
          </table:table-cell>
          <table:table-cell office:value-type="float" office:value="15.8" calcext:value-type="float">
            <text:p>15.8</text:p>
          </table:table-cell>
          <table:table-cell table:formula="of:=([.H36]-[.B36])/6 + [.B36]" office:value-type="float" office:value="13.9066666666667" calcext:value-type="float">
            <text:p>13.9066666666667</text:p>
          </table:table-cell>
          <table:table-cell table:formula="of:=([.H36]-[.B36])/6 +[.C36]" office:value-type="float" office:value="12.0133333333333" calcext:value-type="float">
            <text:p>12.0133333333333</text:p>
          </table:table-cell>
          <table:table-cell table:formula="of:=([.H36]-[.B36])/6 +[.D36]" office:value-type="float" office:value="10.12" calcext:value-type="float">
            <text:p>10.12</text:p>
          </table:table-cell>
          <table:table-cell table:formula="of:=([.H36]-[.B36])/6+ [.E36]" office:value-type="float" office:value="8.22666666666667" calcext:value-type="float">
            <text:p>8.22666666666667</text:p>
          </table:table-cell>
          <table:table-cell table:formula="of:=([.H36]-[.B36])/6 +[.F36]" office:value-type="float" office:value="6.33333333333334" calcext:value-type="float">
            <text:p>6.33333333333334</text:p>
          </table:table-cell>
          <table:table-cell office:value-type="float" office:value="4.44" calcext:value-type="float">
            <text:p>4.44</text:p>
          </table:table-cell>
          <table:table-cell table:formula="of:=([.M36]-[.H36])/5 +[.H36]" office:value-type="float" office:value="5.312" calcext:value-type="float">
            <text:p>5.312</text:p>
          </table:table-cell>
          <table:table-cell table:formula="of:=([.M36]-[.H36])/5 + [.I36]" office:value-type="float" office:value="6.184" calcext:value-type="float">
            <text:p>6.184</text:p>
          </table:table-cell>
          <table:table-cell table:formula="of:=([.M36]-[.H36])/5 + [.J36]" office:value-type="float" office:value="7.056" calcext:value-type="float">
            <text:p>7.056</text:p>
          </table:table-cell>
          <table:table-cell table:formula="of:=([.M36]-[.H36])/5 + [.K36]" office:value-type="float" office:value="7.928" calcext:value-type="float">
            <text:p>7.928</text:p>
          </table:table-cell>
          <table:table-cell office:value-type="float" office:value="8.8" calcext:value-type="float">
            <text:p>8.8</text:p>
          </table:table-cell>
          <table:table-cell table:formula="of:=([.R36]-[.M36])/5 + [.M36]" office:value-type="float" office:value="13.7" calcext:value-type="float">
            <text:p>13.7</text:p>
          </table:table-cell>
          <table:table-cell table:formula="of:=([.R36]-[.M36])/5  + [.N36]" office:value-type="float" office:value="18.6" calcext:value-type="float">
            <text:p>18.6</text:p>
          </table:table-cell>
          <table:table-cell table:formula="of:=([.R36]-[.M36])/5  + [.O36]" office:value-type="float" office:value="23.5" calcext:value-type="float">
            <text:p>23.5</text:p>
          </table:table-cell>
          <table:table-cell table:formula="of:=([.R36]-[.M36])/5 + [.P36]" office:value-type="float" office:value="28.4" calcext:value-type="float">
            <text:p>28.4</text:p>
          </table:table-cell>
          <table:table-cell office:value-type="float" office:value="33.3" calcext:value-type="float">
            <text:p>33.3</text:p>
          </table:table-cell>
          <table:table-cell table:formula="of:=([.R36]+[.T36])/2" office:value-type="float" office:value="21.58" calcext:value-type="float">
            <text:p>21.58</text:p>
          </table:table-cell>
          <table:table-cell office:value-type="float" office:value="9.86" calcext:value-type="float">
            <text:p>9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hdweep</text:p>
          </table:table-cell>
          <table:table-cell office:value-type="float" office:value="25.04" calcext:value-type="float">
            <text:p>25.04</text:p>
          </table:table-cell>
          <table:table-cell table:formula="of:=([.H37]-[.B37])/6 + [.B37]" office:value-type="float" office:value="23.4666666666667" calcext:value-type="float">
            <text:p>23.4666666666667</text:p>
          </table:table-cell>
          <table:table-cell table:formula="of:=([.H37]-[.B37])/6 +[.C37]" office:value-type="float" office:value="21.8933333333333" calcext:value-type="float">
            <text:p>21.8933333333333</text:p>
          </table:table-cell>
          <table:table-cell table:formula="of:=([.H37]-[.B37])/6 +[.D37]" office:value-type="float" office:value="20.32" calcext:value-type="float">
            <text:p>20.32</text:p>
          </table:table-cell>
          <table:table-cell table:formula="of:=([.H37]-[.B37])/6+ [.E37]" office:value-type="float" office:value="18.7466666666667" calcext:value-type="float">
            <text:p>18.7466666666667</text:p>
          </table:table-cell>
          <table:table-cell table:formula="of:=([.H37]-[.B37])/6 +[.F37]" office:value-type="float" office:value="17.1733333333333" calcext:value-type="float">
            <text:p>17.1733333333333</text:p>
          </table:table-cell>
          <table:table-cell office:value-type="float" office:value="15.6" calcext:value-type="float">
            <text:p>15.6</text:p>
          </table:table-cell>
          <table:table-cell table:formula="of:=([.M37]-[.H37])/5 +[.H37]" office:value-type="float" office:value="13.76" calcext:value-type="float">
            <text:p>13.76</text:p>
          </table:table-cell>
          <table:table-cell table:formula="of:=([.M37]-[.H37])/5 + [.I37]" office:value-type="float" office:value="11.92" calcext:value-type="float">
            <text:p>11.92</text:p>
          </table:table-cell>
          <table:table-cell table:formula="of:=([.M37]-[.H37])/5 + [.J37]" office:value-type="float" office:value="10.08" calcext:value-type="float">
            <text:p>10.08</text:p>
          </table:table-cell>
          <table:table-cell table:formula="of:=([.M37]-[.H37])/5 + [.K37]" office:value-type="float" office:value="8.24" calcext:value-type="float">
            <text:p>8.24</text:p>
          </table:table-cell>
          <table:table-cell office:value-type="float" office:value="6.4" calcext:value-type="float">
            <text:p>6.4</text:p>
          </table:table-cell>
          <table:table-cell table:formula="of:=([.R37]-[.M37])/5 + [.M37]" office:value-type="float" office:value="6.48" calcext:value-type="float">
            <text:p>6.48</text:p>
          </table:table-cell>
          <table:table-cell table:formula="of:=([.R37]-[.M37])/5  + [.N37]" office:value-type="float" office:value="6.56" calcext:value-type="float">
            <text:p>6.56</text:p>
          </table:table-cell>
          <table:table-cell table:formula="of:=([.R37]-[.M37])/5  + [.O37]" office:value-type="float" office:value="6.64" calcext:value-type="float">
            <text:p>6.64</text:p>
          </table:table-cell>
          <table:table-cell table:formula="of:=([.R37]-[.M37])/5 + [.P37]" office:value-type="float" office:value="6.72" calcext:value-type="float">
            <text:p>6.72</text:p>
          </table:table-cell>
          <table:table-cell office:value-type="float" office:value="6.8" calcext:value-type="float">
            <text:p>6.8</text:p>
          </table:table-cell>
          <table:table-cell table:formula="of:=([.R37]+[.T37])/2" office:value-type="float" office:value="4.785" calcext:value-type="float">
            <text:p>4.785</text:p>
          </table:table-cell>
          <table:table-cell office:value-type="float" office:value="2.77" calcext:value-type="float">
            <text:p>2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37.4" calcext:value-type="float">
            <text:p>37.4</text:p>
          </table:table-cell>
          <table:table-cell table:formula="of:=([.H38]-[.B38])/6 + [.B38]" office:value-type="float" office:value="34.7783333333333" calcext:value-type="float">
            <text:p>34.7783333333333</text:p>
          </table:table-cell>
          <table:table-cell table:formula="of:=([.H38]-[.B38])/6 +[.C38]" office:value-type="float" office:value="32.1566666666667" calcext:value-type="float">
            <text:p>32.1566666666667</text:p>
          </table:table-cell>
          <table:table-cell table:formula="of:=([.H38]-[.B38])/6 +[.D38]" office:value-type="float" office:value="29.535" calcext:value-type="float">
            <text:p>29.535</text:p>
          </table:table-cell>
          <table:table-cell table:formula="of:=([.H38]-[.B38])/6+ [.E38]" office:value-type="float" office:value="26.9133333333333" calcext:value-type="float">
            <text:p>26.9133333333333</text:p>
          </table:table-cell>
          <table:table-cell table:formula="of:=([.H38]-[.B38])/6 +[.F38]" office:value-type="float" office:value="24.2916666666667" calcext:value-type="float">
            <text:p>24.2916666666667</text:p>
          </table:table-cell>
          <table:table-cell office:value-type="float" office:value="21.67" calcext:value-type="float">
            <text:p>21.67</text:p>
          </table:table-cell>
          <table:table-cell table:formula="of:=([.M38]-[.H38])/5 +[.H38]" office:value-type="float" office:value="20.156" calcext:value-type="float">
            <text:p>20.156</text:p>
          </table:table-cell>
          <table:table-cell table:formula="of:=([.M38]-[.H38])/5 + [.I38]" office:value-type="float" office:value="18.642" calcext:value-type="float">
            <text:p>18.642</text:p>
          </table:table-cell>
          <table:table-cell table:formula="of:=([.M38]-[.H38])/5 + [.J38]" office:value-type="float" office:value="17.128" calcext:value-type="float">
            <text:p>17.128</text:p>
          </table:table-cell>
          <table:table-cell table:formula="of:=([.M38]-[.H38])/5 + [.K38]" office:value-type="float" office:value="15.614" calcext:value-type="float">
            <text:p>15.614</text:p>
          </table:table-cell>
          <table:table-cell office:value-type="float" office:value="14.1" calcext:value-type="float">
            <text:p>14.1</text:p>
          </table:table-cell>
          <table:table-cell table:formula="of:=([.R38]-[.M38])/5 + [.M38]" office:value-type="float" office:value="11.52" calcext:value-type="float">
            <text:p>11.52</text:p>
          </table:table-cell>
          <table:table-cell table:formula="of:=([.R38]-[.M38])/5  + [.N38]" office:value-type="float" office:value="8.94" calcext:value-type="float">
            <text:p>8.94</text:p>
          </table:table-cell>
          <table:table-cell table:formula="of:=([.R38]-[.M38])/5  + [.O38]" office:value-type="float" office:value="6.36" calcext:value-type="float">
            <text:p>6.36</text:p>
          </table:table-cell>
          <table:table-cell table:formula="of:=([.R38]-[.M38])/5 + [.P38]" office:value-type="float" office:value="3.78" calcext:value-type="float">
            <text:p>3.78</text:p>
          </table:table-cell>
          <table:table-cell office:value-type="float" office:value="1.2" calcext:value-type="float">
            <text:p>1.2</text:p>
          </table:table-cell>
          <table:table-cell table:formula="of:=([.R38]+[.T38])/2" office:value-type="float" office:value="5.445" calcext:value-type="float">
            <text:p>5.445</text:p>
          </table:table-cell>
          <table:table-cell office:value-type="float" office:value="9.69" calcext:value-type="float">
            <text:p>9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 INDIA</text:p>
          </table:table-cell>
          <table:table-cell office:value-type="float" office:value="35.97" calcext:value-type="float">
            <text:p>35.97</text:p>
          </table:table-cell>
          <table:table-cell table:formula="of:=([.H39]-[.B39])/6 + [.B39]" office:value-type="float" office:value="34.325" calcext:value-type="float">
            <text:p>34.325</text:p>
          </table:table-cell>
          <table:table-cell table:formula="of:=([.H39]-[.B39])/6 +[.C39]" office:value-type="float" office:value="32.68" calcext:value-type="float">
            <text:p>32.68</text:p>
          </table:table-cell>
          <table:table-cell table:formula="of:=([.H39]-[.B39])/6 +[.D39]" office:value-type="float" office:value="31.035" calcext:value-type="float">
            <text:p>31.035</text:p>
          </table:table-cell>
          <table:table-cell table:formula="of:=([.H39]-[.B39])/6+ [.E39]" office:value-type="float" office:value="29.39" calcext:value-type="float">
            <text:p>29.39</text:p>
          </table:table-cell>
          <table:table-cell table:formula="of:=([.H39]-[.B39])/6 +[.F39]" office:value-type="float" office:value="27.745" calcext:value-type="float">
            <text:p>27.745</text:p>
          </table:table-cell>
          <table:table-cell office:value-type="float" office:value="26.1" calcext:value-type="float">
            <text:p>26.1</text:p>
          </table:table-cell>
          <table:table-cell table:formula="of:=([.M39]-[.H39])/5 +[.H39]" office:value-type="float" office:value="28.32" calcext:value-type="float">
            <text:p>28.32</text:p>
          </table:table-cell>
          <table:table-cell table:formula="of:=([.M39]-[.H39])/5 + [.I39]" office:value-type="float" office:value="30.54" calcext:value-type="float">
            <text:p>30.54</text:p>
          </table:table-cell>
          <table:table-cell table:formula="of:=([.M39]-[.H39])/5 + [.J39]" office:value-type="float" office:value="32.76" calcext:value-type="float">
            <text:p>32.76</text:p>
          </table:table-cell>
          <table:table-cell table:formula="of:=([.M39]-[.H39])/5 + [.K39]" office:value-type="float" office:value="34.98" calcext:value-type="float">
            <text:p>34.98</text:p>
          </table:table-cell>
          <table:table-cell office:value-type="float" office:value="37.2" calcext:value-type="float">
            <text:p>37.2</text:p>
          </table:table-cell>
          <table:table-cell table:formula="of:=([.R39]-[.M39])/5 + [.M39]" office:value-type="float" office:value="35.72" calcext:value-type="float">
            <text:p>35.72</text:p>
          </table:table-cell>
          <table:table-cell table:formula="of:=([.R39]-[.M39])/5  + [.N39]" office:value-type="float" office:value="34.24" calcext:value-type="float">
            <text:p>34.24</text:p>
          </table:table-cell>
          <table:table-cell table:formula="of:=([.R39]-[.M39])/5  + [.O39]" office:value-type="float" office:value="32.76" calcext:value-type="float">
            <text:p>32.76</text:p>
          </table:table-cell>
          <table:table-cell table:formula="of:=([.R39]-[.M39])/5 + [.P39]" office:value-type="float" office:value="31.28" calcext:value-type="float">
            <text:p>31.28</text:p>
          </table:table-cell>
          <table:table-cell office:value-type="float" office:value="29.8" calcext:value-type="float">
            <text:p>29.8</text:p>
          </table:table-cell>
          <table:table-cell table:formula="of:=([.R39]+[.T39])/2" office:value-type="float" office:value="25.86" calcext:value-type="float">
            <text:p>25.86</text:p>
          </table:table-cell>
          <table:table-cell office:value-type="float" office:value="21.92" calcext:value-type="float">
            <text:p>21.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3:07:17.412186755</meta:creation-date>
    <dc:date>2018-02-07T00:06:09.786500208</dc:date>
    <meta:editing-duration>PT16M38S</meta:editing-duration>
    <meta:editing-cycles>1</meta:editing-cycles>
    <meta:document-statistic meta:table-count="1" meta:cell-count="740" meta:object-count="0"/>
    <meta:generator>LibreOffice/5.3.1.2$Linux_X86_64 LibreOffice_project/30m0$Build-2</meta:generator>
  </office:meta>
</office:document-meta>
</file>